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svg:font-family="Abadi" style:font-family-generic="roman" style:font-pitch="variable"/>
    <style:font-face style:name="Andale Sans UI" svg:font-family="'Andale Sans UI'" style:font-family-generic="system"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adornments="Regular" style:font-pitch="variable" style:font-charset="x-symbol"/>
  </office:font-face-decls>
  <office:automatic-styles>
    <style:style style:name="Table1" style:family="table">
      <style:table-properties style:width="6.4931in" fo:margin-left="0.0035in" fo:margin-top="0in" fo:margin-bottom="0in" table:align="left" style:writing-mode="lr-tb"/>
    </style:style>
    <style:style style:name="Table1.A" style:family="table-column">
      <style:table-column-properties style:column-width="1.4965in"/>
    </style:style>
    <style:style style:name="Table1.B" style:family="table-column">
      <style:table-column-properties style:column-width="4.996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1.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Standard">
      <style:paragraph-properties fo:margin-top="0in" fo:margin-bottom="0in" style:contextual-spacing="false" fo:text-align="justify" style:justify-single-word="false" fo:orphans="2" fo:widows="2"/>
      <style:text-properties fo:language="en" fo:country="US" style:letter-kerning="false" style:font-name-asian="Calibri1" style:language-asian="en" style:country-asian="US" style:language-complex="ar" style:country-complex="SA"/>
    </style:style>
    <style:style style:name="P2" style:family="paragraph" style:parent-style-name="Standard">
      <style:paragraph-properties fo:margin-top="0in" fo:margin-bottom="0in" style:contextual-spacing="false" fo:text-align="justify" style:justify-single-word="false" fo:orphans="2" fo:widows="2"/>
      <style:text-properties fo:language="en" fo:country="US" officeooo:paragraph-rsid="002423d4" style:letter-kerning="false" style:font-name-asian="Calibri1" style:language-asian="en" style:country-asian="US" style:language-complex="ar" style:country-complex="SA"/>
    </style:style>
    <style:style style:name="P3" style:family="paragraph" style:parent-style-name="Standard">
      <style:paragraph-properties fo:margin-top="0in" fo:margin-bottom="0in" style:contextual-spacing="false" fo:text-align="start" style:justify-single-word="false" fo:orphans="2" fo:widows="2"/>
      <style:text-properties fo:language="en" fo:country="US" style:letter-kerning="false" style:font-name-asian="Calibri1" style:language-asian="en" style:country-asian="US" style:language-complex="ar" style:country-complex="SA"/>
    </style:style>
    <style:style style:name="P4" style:family="paragraph" style:parent-style-name="List_20_Paragraph">
      <style:paragraph-properties fo:margin-left="0in" fo:margin-right="0in" fo:margin-top="0in" fo:margin-bottom="0in" style:contextual-spacing="true" fo:text-align="justify" style:justify-single-word="false" fo:orphans="2" fo:widows="2" fo:text-indent="0in" style:auto-text-indent="false"/>
      <style:text-properties style:font-name="Abadi" fo:font-size="9pt" fo:language="en" fo:country="US" officeooo:rsid="001f9b19" officeooo:paragraph-rsid="001f9b19" style:letter-kerning="false" style:font-name-asian="Calibri1" style:font-size-asian="9pt" style:language-asian="en" style:country-asian="US" style:font-size-complex="9pt" style:language-complex="ar" style:country-complex="SA"/>
    </style:style>
    <style:style style:name="P5" style:family="paragraph" style:parent-style-name="Standard">
      <style:paragraph-properties fo:margin-top="0in" fo:margin-bottom="0in" style:contextual-spacing="false" fo:text-align="start" style:justify-single-word="false" fo:orphans="2" fo:widows="2"/>
      <style:text-properties style:font-name="Abadi" fo:font-size="9pt" fo:language="en" fo:country="US" officeooo:rsid="001f9b19" officeooo:paragraph-rsid="001f9b19" style:letter-kerning="false" style:font-name-asian="Calibri1" style:font-size-asian="9pt" style:language-asian="en" style:country-asian="US" style:font-size-complex="9pt" style:language-complex="ar" style:country-complex="SA"/>
    </style:style>
    <style:style style:name="P6" style:family="paragraph" style:parent-style-name="List_20_Paragraph">
      <style:paragraph-properties fo:margin-top="0in" fo:margin-bottom="0in" style:contextual-spacing="true" fo:text-align="justify" style:justify-single-word="false" fo:orphans="2" fo:widows="2"/>
      <style:text-properties style:font-name="Abadi" fo:font-size="9pt" fo:language="en" fo:country="US" officeooo:rsid="0020fe1e" officeooo:paragraph-rsid="0020fe1e" style:letter-kerning="false" style:font-name-asian="Calibri1" style:font-size-asian="9pt" style:language-asian="en" style:country-asian="US" style:font-size-complex="9pt" style:language-complex="ar" style:country-complex="SA"/>
    </style:style>
    <style:style style:name="P7" style:family="paragraph" style:parent-style-name="List_20_Paragraph">
      <style:paragraph-properties fo:margin-left="0in" fo:margin-right="0in" fo:margin-top="0in" fo:margin-bottom="0in" style:contextual-spacing="true" fo:text-align="justify" style:justify-single-word="false" fo:orphans="2" fo:widows="2" fo:text-indent="0in" style:auto-text-indent="false"/>
      <style:text-properties style:font-name="Abadi" fo:font-size="9pt" fo:language="en" fo:country="US" officeooo:rsid="0020fe1e" officeooo:paragraph-rsid="0020fe1e" style:letter-kerning="false" style:font-name-asian="Calibri1" style:font-size-asian="9pt" style:language-asian="en" style:country-asian="US" style:font-size-complex="9pt" style:language-complex="ar" style:country-complex="SA"/>
    </style:style>
    <style:style style:name="P8" style:family="paragraph" style:parent-style-name="Standard">
      <style:paragraph-properties fo:margin-top="0in" fo:margin-bottom="0in" style:contextual-spacing="false" fo:text-align="start" style:justify-single-word="false" fo:orphans="2" fo:widows="2"/>
      <style:text-properties style:font-name="Abadi" fo:font-size="9pt" fo:language="en" fo:country="US" officeooo:rsid="0020fe1e" officeooo:paragraph-rsid="0020fe1e" style:letter-kerning="false" style:font-name-asian="Calibri1" style:font-size-asian="9pt" style:language-asian="en" style:country-asian="US" style:font-size-complex="9pt" style:language-complex="ar" style:country-complex="SA"/>
    </style:style>
    <style:style style:name="P9" style:family="paragraph" style:parent-style-name="Standard">
      <style:paragraph-properties fo:margin-top="0in" fo:margin-bottom="0in" style:contextual-spacing="false" fo:text-align="justify" style:justify-single-word="false" fo:orphans="2" fo:widows="2"/>
      <style:text-properties style:font-name="Abadi" fo:font-size="9pt" fo:language="en" fo:country="US" style:letter-kerning="false" style:font-name-asian="Calibri1" style:font-size-asian="9pt" style:language-asian="en" style:country-asian="US" style:font-size-complex="9pt" style:language-complex="ar" style:country-complex="SA"/>
    </style:style>
    <style:style style:name="P10" style:family="paragraph" style:parent-style-name="Standard">
      <style:paragraph-properties fo:margin-top="0in" fo:margin-bottom="0in" style:contextual-spacing="false" fo:text-align="justify" style:justify-single-word="false" fo:orphans="2" fo:widows="2"/>
      <style:text-properties style:font-name="Abadi" fo:font-size="9pt" fo:language="en" fo:country="US" officeooo:paragraph-rsid="0028c906" style:letter-kerning="false" style:font-name-asian="Calibri1" style:font-size-asian="9pt" style:language-asian="en" style:country-asian="US" style:font-size-complex="9pt" style:language-complex="ar" style:country-complex="SA"/>
    </style:style>
    <style:style style:name="P11" style:family="paragraph" style:parent-style-name="Standard">
      <style:paragraph-properties fo:margin-top="0in" fo:margin-bottom="0in" style:contextual-spacing="false" fo:text-align="justify" style:justify-single-word="false" fo:orphans="2" fo:widows="2"/>
      <style:text-properties style:font-name="Abadi" fo:font-size="9pt" fo:language="en" fo:country="US" officeooo:paragraph-rsid="002c9bf3" style:letter-kerning="false" style:font-name-asian="Calibri1" style:font-size-asian="9pt" style:language-asian="en" style:country-asian="US" style:font-size-complex="9pt" style:language-complex="ar" style:country-complex="SA"/>
    </style:style>
    <style:style style:name="P12" style:family="paragraph" style:parent-style-name="Standard">
      <style:paragraph-properties fo:margin-top="0in" fo:margin-bottom="0in" style:contextual-spacing="false" fo:text-align="start" style:justify-single-word="false" fo:orphans="2" fo:widows="2"/>
      <style:text-properties style:font-name="Abadi" fo:font-size="9pt" fo:language="en" fo:country="US" style:letter-kerning="false" style:font-name-asian="Calibri1" style:font-size-asian="9pt" style:language-asian="en" style:country-asian="US" style:font-size-complex="9pt" style:language-complex="ar" style:country-complex="SA"/>
    </style:style>
    <style:style style:name="P13" style:family="paragraph" style:parent-style-name="List_20_Paragraph">
      <style:paragraph-properties fo:margin-left="0in" fo:margin-right="0in" fo:margin-top="0in" fo:margin-bottom="0in" style:contextual-spacing="true" fo:text-align="justify" style:justify-single-word="false" fo:orphans="2" fo:widows="2" fo:text-indent="0in" style:auto-text-indent="false"/>
      <style:text-properties style:font-name="Abadi" fo:font-size="9pt" fo:language="en" fo:country="US" officeooo:rsid="00229941" officeooo:paragraph-rsid="00229941" style:letter-kerning="false" style:font-name-asian="Calibri1" style:font-size-asian="9pt" style:language-asian="en" style:country-asian="US" style:font-size-complex="9pt" style:language-complex="ar" style:country-complex="SA"/>
    </style:style>
    <style:style style:name="P14" style:family="paragraph" style:parent-style-name="Standard">
      <style:paragraph-properties fo:margin-top="0in" fo:margin-bottom="0in" style:contextual-spacing="false" fo:text-align="start" style:justify-single-word="false" fo:orphans="2" fo:widows="2"/>
      <style:text-properties style:font-name="Abadi" fo:font-size="9pt" fo:language="en" fo:country="US" officeooo:rsid="00229941" officeooo:paragraph-rsid="00229941" style:letter-kerning="false" style:font-name-asian="Calibri1" style:font-size-asian="9pt" style:language-asian="en" style:country-asian="US" style:font-size-complex="9pt" style:language-complex="ar" style:country-complex="SA"/>
    </style:style>
    <style:style style:name="P15" style:family="paragraph" style:parent-style-name="List_20_Paragraph">
      <style:paragraph-properties fo:margin-left="0in" fo:margin-right="0in" fo:margin-top="0in" fo:margin-bottom="0in" style:contextual-spacing="true" fo:text-align="justify" style:justify-single-word="false" fo:orphans="2" fo:widows="2" fo:text-indent="0in" style:auto-text-indent="false"/>
      <style:text-properties style:font-name="Abadi" fo:font-size="9pt" fo:language="en" fo:country="US" officeooo:rsid="0023b9cb" officeooo:paragraph-rsid="0023b9cb" style:letter-kerning="false" style:font-name-asian="Calibri1" style:font-size-asian="9pt" style:language-asian="en" style:country-asian="US" style:font-size-complex="9pt" style:language-complex="ar" style:country-complex="SA"/>
    </style:style>
    <style:style style:name="P16" style:family="paragraph" style:parent-style-name="Standard">
      <style:paragraph-properties fo:margin-top="0in" fo:margin-bottom="0in" style:contextual-spacing="false" fo:text-align="start" style:justify-single-word="false" fo:orphans="2" fo:widows="2"/>
      <style:text-properties style:font-name="Abadi" fo:font-size="9pt" fo:language="en" fo:country="US" officeooo:rsid="0023b9cb" officeooo:paragraph-rsid="0023b9cb" style:letter-kerning="false" style:font-name-asian="Calibri1" style:font-size-asian="9pt" style:language-asian="en" style:country-asian="US" style:font-size-complex="9pt" style:language-complex="ar" style:country-complex="SA"/>
    </style:style>
    <style:style style:name="P17" style:family="paragraph" style:parent-style-name="List_20_Paragraph">
      <style:paragraph-properties fo:margin-left="0in" fo:margin-right="0in" fo:margin-top="0in" fo:margin-bottom="0in" style:contextual-spacing="true" fo:text-align="justify" style:justify-single-word="false" fo:orphans="2" fo:widows="2" fo:text-indent="0in" style:auto-text-indent="false"/>
      <style:text-properties style:font-name="Abadi" fo:font-size="9pt" fo:language="en" fo:country="US" officeooo:rsid="0024e345" officeooo:paragraph-rsid="0024e345" style:letter-kerning="false" style:font-name-asian="Calibri1" style:font-size-asian="9pt" style:language-asian="en" style:country-asian="US" style:font-size-complex="9pt" style:language-complex="ar" style:country-complex="SA"/>
    </style:style>
    <style:style style:name="P18" style:family="paragraph" style:parent-style-name="Standard">
      <style:paragraph-properties fo:margin-top="0in" fo:margin-bottom="0in" style:contextual-spacing="false" fo:text-align="start" style:justify-single-word="false" fo:orphans="2" fo:widows="2"/>
      <style:text-properties style:font-name="Abadi" fo:font-size="9pt" fo:language="en" fo:country="US" officeooo:rsid="0024e345" officeooo:paragraph-rsid="0024e345" style:letter-kerning="false" style:font-name-asian="Calibri1" style:font-size-asian="9pt" style:language-asian="en" style:country-asian="US" style:font-size-complex="9pt" style:language-complex="ar" style:country-complex="SA"/>
    </style:style>
    <style:style style:name="P19" style:family="paragraph" style:parent-style-name="List_20_Paragraph">
      <style:paragraph-properties fo:margin-left="0in" fo:margin-right="0in" fo:margin-top="0in" fo:margin-bottom="0in" style:contextual-spacing="true" fo:text-align="justify" style:justify-single-word="false" fo:orphans="2" fo:widows="2" fo:text-indent="0in" style:auto-text-indent="false"/>
      <style:text-properties style:font-name="Abadi" fo:font-size="9pt" fo:language="en" fo:country="US" officeooo:rsid="0027b873" officeooo:paragraph-rsid="0027b873" style:letter-kerning="false" style:font-name-asian="Calibri1" style:font-size-asian="9pt" style:language-asian="en" style:country-asian="US" style:font-size-complex="9pt" style:language-complex="ar" style:country-complex="SA"/>
    </style:style>
    <style:style style:name="P20" style:family="paragraph" style:parent-style-name="Standard">
      <style:paragraph-properties fo:margin-top="0in" fo:margin-bottom="0in" style:contextual-spacing="false" fo:text-align="start" style:justify-single-word="false" fo:orphans="2" fo:widows="2"/>
      <style:text-properties style:font-name="Abadi" fo:font-size="9pt" fo:language="en" fo:country="US" officeooo:rsid="0027b873" officeooo:paragraph-rsid="0027b873" style:letter-kerning="false" style:font-name-asian="Calibri1" style:font-size-asian="9pt" style:language-asian="en" style:country-asian="US" style:font-size-complex="9pt" style:language-complex="ar" style:country-complex="SA"/>
    </style:style>
    <style:style style:name="P21" style:family="paragraph" style:parent-style-name="List_20_Paragraph">
      <style:paragraph-properties fo:margin-top="0in" fo:margin-bottom="0in" style:contextual-spacing="true" fo:text-align="justify" style:justify-single-word="false" fo:orphans="2" fo:widows="2"/>
      <style:text-properties style:font-name="Abadi" fo:font-size="9pt" fo:language="en" fo:country="US" officeooo:rsid="0028c906" officeooo:paragraph-rsid="0028c906" style:letter-kerning="false" style:font-name-asian="Calibri1" style:font-size-asian="9pt" style:language-asian="en" style:country-asian="US" style:font-size-complex="9pt" style:language-complex="ar" style:country-complex="SA"/>
    </style:style>
    <style:style style:name="P22" style:family="paragraph" style:parent-style-name="List_20_Paragraph">
      <style:paragraph-properties fo:margin-left="0in" fo:margin-right="0in" fo:margin-top="0in" fo:margin-bottom="0in" style:contextual-spacing="true" fo:text-align="justify" style:justify-single-word="false" fo:orphans="2" fo:widows="2" fo:text-indent="0in" style:auto-text-indent="false"/>
      <style:text-properties style:font-name="Abadi" fo:font-size="9pt" fo:language="en" fo:country="US" officeooo:rsid="0028c906" officeooo:paragraph-rsid="0028c906" style:letter-kerning="false" style:font-name-asian="Calibri1" style:font-size-asian="9pt" style:language-asian="en" style:country-asian="US" style:font-size-complex="9pt" style:language-complex="ar" style:country-complex="SA"/>
    </style:style>
    <style:style style:name="P23" style:family="paragraph" style:parent-style-name="Standard">
      <style:paragraph-properties fo:margin-top="0in" fo:margin-bottom="0in" style:contextual-spacing="false" fo:text-align="start" style:justify-single-word="false" fo:orphans="2" fo:widows="2"/>
      <style:text-properties style:font-name="Abadi" fo:font-size="9pt" fo:language="en" fo:country="US" officeooo:rsid="0028c906" officeooo:paragraph-rsid="0028c906" style:letter-kerning="false" style:font-name-asian="Calibri1" style:font-size-asian="9pt" style:language-asian="en" style:country-asian="US" style:font-size-complex="9pt" style:language-complex="ar" style:country-complex="SA"/>
    </style:style>
    <style:style style:name="P24" style:family="paragraph" style:parent-style-name="Standard">
      <style:paragraph-properties fo:margin-top="0in" fo:margin-bottom="0in" style:contextual-spacing="false" fo:text-align="start" style:justify-single-word="false" fo:orphans="2" fo:widows="2"/>
      <style:text-properties style:font-name="Abadi" fo:font-size="9pt" fo:language="en" fo:country="US" officeooo:rsid="002423d4" officeooo:paragraph-rsid="002423d4" style:letter-kerning="false" style:font-name-asian="Calibri1" style:font-size-asian="9pt" style:language-asian="en" style:country-asian="US" style:font-size-complex="9pt" style:language-complex="ar" style:country-complex="SA"/>
    </style:style>
    <style:style style:name="P25" style:family="paragraph" style:parent-style-name="List_20_Paragraph">
      <style:paragraph-properties fo:margin-top="0in" fo:margin-bottom="0in" style:contextual-spacing="true" fo:text-align="justify" style:justify-single-word="false" fo:orphans="2" fo:widows="2"/>
      <style:text-properties style:font-name="Abadi" fo:font-size="9pt" fo:language="en" fo:country="US" officeooo:rsid="00294777" officeooo:paragraph-rsid="00294777" style:letter-kerning="false" style:font-name-asian="Calibri1" style:font-size-asian="9pt" style:language-asian="en" style:country-asian="US" style:font-size-complex="9pt" style:language-complex="ar" style:country-complex="SA"/>
    </style:style>
    <style:style style:name="P26" style:family="paragraph" style:parent-style-name="List_20_Paragraph">
      <style:paragraph-properties fo:margin-left="0in" fo:margin-right="0in" fo:margin-top="0in" fo:margin-bottom="0in" style:contextual-spacing="true" fo:text-align="justify" style:justify-single-word="false" fo:orphans="2" fo:widows="2" fo:text-indent="0in" style:auto-text-indent="false"/>
      <style:text-properties style:font-name="Abadi" fo:font-size="9pt" fo:language="en" fo:country="US" officeooo:rsid="00294777" officeooo:paragraph-rsid="00294777" style:letter-kerning="false" style:font-name-asian="Calibri1" style:font-size-asian="9pt" style:language-asian="en" style:country-asian="US" style:font-size-complex="9pt" style:language-complex="ar" style:country-complex="SA"/>
    </style:style>
    <style:style style:name="P27" style:family="paragraph" style:parent-style-name="Standard">
      <style:paragraph-properties fo:margin-top="0in" fo:margin-bottom="0in" style:contextual-spacing="false" fo:text-align="start" style:justify-single-word="false" fo:orphans="2" fo:widows="2"/>
      <style:text-properties style:font-name="Abadi" fo:font-size="9pt" fo:language="en" fo:country="US" officeooo:rsid="00294777" officeooo:paragraph-rsid="00294777" style:letter-kerning="false" style:font-name-asian="Calibri1" style:font-size-asian="9pt" style:language-asian="en" style:country-asian="US" style:font-size-complex="9pt" style:language-complex="ar" style:country-complex="SA"/>
    </style:style>
    <style:style style:name="P28" style:family="paragraph" style:parent-style-name="List_20_Paragraph">
      <style:paragraph-properties fo:margin-top="0in" fo:margin-bottom="0in" style:contextual-spacing="true" fo:text-align="justify" style:justify-single-word="false" fo:orphans="2" fo:widows="2"/>
      <style:text-properties style:font-name="Abadi" fo:font-size="9pt" fo:language="en" fo:country="US" officeooo:rsid="0029ef7a" officeooo:paragraph-rsid="0029ef7a" style:letter-kerning="false" style:font-name-asian="Calibri1" style:font-size-asian="9pt" style:language-asian="en" style:country-asian="US" style:font-size-complex="9pt" style:language-complex="ar" style:country-complex="SA"/>
    </style:style>
    <style:style style:name="P29" style:family="paragraph" style:parent-style-name="List_20_Paragraph">
      <style:paragraph-properties fo:margin-left="0in" fo:margin-right="0in" fo:margin-top="0in" fo:margin-bottom="0in" style:contextual-spacing="true" fo:text-align="justify" style:justify-single-word="false" fo:orphans="2" fo:widows="2" fo:text-indent="0in" style:auto-text-indent="false"/>
      <style:text-properties style:font-name="Abadi" fo:font-size="9pt" fo:language="en" fo:country="US" officeooo:rsid="0029ef7a" officeooo:paragraph-rsid="0029ef7a" style:letter-kerning="false" style:font-name-asian="Calibri1" style:font-size-asian="9pt" style:language-asian="en" style:country-asian="US" style:font-size-complex="9pt" style:language-complex="ar" style:country-complex="SA"/>
    </style:style>
    <style:style style:name="P30" style:family="paragraph" style:parent-style-name="Standard">
      <style:paragraph-properties fo:margin-top="0in" fo:margin-bottom="0in" style:contextual-spacing="false" fo:text-align="start" style:justify-single-word="false" fo:orphans="2" fo:widows="2"/>
      <style:text-properties style:font-name="Abadi" fo:font-size="9pt" fo:language="en" fo:country="US" officeooo:rsid="0029ef7a" officeooo:paragraph-rsid="0029ef7a" style:letter-kerning="false" style:font-name-asian="Calibri1" style:font-size-asian="9pt" style:language-asian="en" style:country-asian="US" style:font-size-complex="9pt" style:language-complex="ar" style:country-complex="SA"/>
    </style:style>
    <style:style style:name="P31" style:family="paragraph" style:parent-style-name="List_20_Paragraph">
      <style:paragraph-properties fo:margin-left="0in" fo:margin-right="0in" fo:margin-top="0in" fo:margin-bottom="0in" style:contextual-spacing="true" fo:text-align="justify" style:justify-single-word="false" fo:orphans="2" fo:widows="2" fo:text-indent="0in" style:auto-text-indent="false"/>
      <style:text-properties style:font-name="Abadi" fo:font-size="9pt" fo:language="en" fo:country="US" officeooo:rsid="002a72cd" officeooo:paragraph-rsid="002a72cd" style:letter-kerning="false" style:font-name-asian="Calibri1" style:font-size-asian="9pt" style:language-asian="en" style:country-asian="US" style:font-size-complex="9pt" style:language-complex="ar" style:country-complex="SA"/>
    </style:style>
    <style:style style:name="P32" style:family="paragraph" style:parent-style-name="Standard">
      <style:paragraph-properties fo:margin-top="0in" fo:margin-bottom="0in" style:contextual-spacing="false" fo:text-align="start" style:justify-single-word="false" fo:orphans="2" fo:widows="2"/>
      <style:text-properties style:font-name="Abadi" fo:font-size="9pt" fo:language="en" fo:country="US" officeooo:rsid="002a72cd" officeooo:paragraph-rsid="002a72cd" style:letter-kerning="false" style:font-name-asian="Calibri1" style:font-size-asian="9pt" style:language-asian="en" style:country-asian="US" style:font-size-complex="9pt" style:language-complex="ar" style:country-complex="SA"/>
    </style:style>
    <style:style style:name="P33" style:family="paragraph" style:parent-style-name="List_20_Paragraph">
      <style:paragraph-properties fo:margin-left="0in" fo:margin-right="0in" fo:margin-top="0in" fo:margin-bottom="0in" style:contextual-spacing="true" fo:text-align="justify" style:justify-single-word="false" fo:orphans="2" fo:widows="2" fo:text-indent="0in" style:auto-text-indent="false"/>
      <style:text-properties style:font-name="Abadi" fo:font-size="9pt" fo:language="en" fo:country="US" officeooo:rsid="002b097d" officeooo:paragraph-rsid="002b097d" style:letter-kerning="false" style:font-name-asian="Calibri1" style:font-size-asian="9pt" style:language-asian="en" style:country-asian="US" style:font-size-complex="9pt" style:language-complex="ar" style:country-complex="SA"/>
    </style:style>
    <style:style style:name="P34" style:family="paragraph" style:parent-style-name="Standard">
      <style:paragraph-properties fo:margin-top="0in" fo:margin-bottom="0in" style:contextual-spacing="false" fo:text-align="start" style:justify-single-word="false" fo:orphans="2" fo:widows="2"/>
      <style:text-properties style:font-name="Abadi" fo:font-size="9pt" fo:language="en" fo:country="US" officeooo:rsid="002b097d" officeooo:paragraph-rsid="002b097d" style:letter-kerning="false" style:font-name-asian="Calibri1" style:font-size-asian="9pt" style:language-asian="en" style:country-asian="US" style:font-size-complex="9pt" style:language-complex="ar" style:country-complex="SA"/>
    </style:style>
    <style:style style:name="P35" style:family="paragraph" style:parent-style-name="Standard">
      <style:paragraph-properties fo:margin-top="0in" fo:margin-bottom="0in" style:contextual-spacing="false" fo:text-align="justify" style:justify-single-word="false" fo:orphans="2" fo:widows="2"/>
      <style:text-properties style:font-name="Abadi" fo:font-size="9pt" fo:language="en" fo:country="US" officeooo:rsid="002c9bf3" officeooo:paragraph-rsid="002c9bf3" style:letter-kerning="false" style:font-name-asian="Calibri1" style:font-size-asian="9pt" style:language-asian="en" style:country-asian="US" style:font-size-complex="9pt" style:language-complex="ar" style:country-complex="SA"/>
    </style:style>
    <style:style style:name="P36" style:family="paragraph" style:parent-style-name="Standard">
      <style:paragraph-properties fo:margin-top="0in" fo:margin-bottom="0in" style:contextual-spacing="false" fo:text-align="start" style:justify-single-word="false" fo:orphans="2" fo:widows="2"/>
      <style:text-properties style:font-name="Abadi" fo:font-size="9pt" fo:language="en" fo:country="US" officeooo:rsid="002d1979" officeooo:paragraph-rsid="002d1979" style:letter-kerning="false" style:font-name-asian="Calibri1" style:font-size-asian="9pt" style:language-asian="en" style:country-asian="US" style:font-size-complex="9pt" style:language-complex="ar" style:country-complex="SA"/>
    </style:style>
    <style:style style:name="P37" style:family="paragraph" style:parent-style-name="Standard">
      <style:paragraph-properties fo:margin-top="0in" fo:margin-bottom="0in" style:contextual-spacing="false" fo:text-align="justify" style:justify-single-word="false" fo:orphans="2" fo:widows="2"/>
      <style:text-properties style:font-name="Abadi" fo:font-size="9pt" fo:language="en" fo:country="US" officeooo:rsid="002e7f81" officeooo:paragraph-rsid="002e7f81" style:letter-kerning="false" style:font-name-asian="Calibri1" style:font-size-asian="9pt" style:language-asian="en" style:country-asian="US" style:font-size-complex="9pt" style:language-complex="ar" style:country-complex="SA"/>
    </style:style>
    <style:style style:name="P38" style:family="paragraph" style:parent-style-name="List_20_Paragraph">
      <style:paragraph-properties fo:margin-left="0in" fo:margin-right="0in" fo:margin-top="0in" fo:margin-bottom="0in" style:contextual-spacing="true" fo:text-align="justify" style:justify-single-word="false" fo:orphans="2" fo:widows="2" fo:text-indent="0in" style:auto-text-indent="false"/>
      <style:text-properties style:font-name="Abadi" fo:font-size="9pt" fo:language="en" fo:country="US" officeooo:rsid="002f4a78" officeooo:paragraph-rsid="002f4a78" style:letter-kerning="false" style:font-name-asian="Calibri1" style:font-size-asian="9pt" style:language-asian="en" style:country-asian="US" style:font-size-complex="9pt" style:language-complex="ar" style:country-complex="SA"/>
    </style:style>
    <style:style style:name="P39" style:family="paragraph" style:parent-style-name="Standard">
      <style:paragraph-properties fo:margin-top="0in" fo:margin-bottom="0in" style:contextual-spacing="false" fo:text-align="start" style:justify-single-word="false" fo:orphans="2" fo:widows="2"/>
      <style:text-properties style:font-name="Abadi" fo:font-size="9pt" fo:language="en" fo:country="US" officeooo:rsid="002f4a78" officeooo:paragraph-rsid="002f4a78" style:letter-kerning="false" style:font-name-asian="Calibri1" style:font-size-asian="9pt" style:language-asian="en" style:country-asian="US" style:font-size-complex="9pt" style:language-complex="ar" style:country-complex="SA"/>
    </style:style>
    <style:style style:name="P40" style:family="paragraph" style:parent-style-name="List_20_Paragraph">
      <style:paragraph-properties fo:margin-left="0in" fo:margin-right="0in" fo:margin-top="0in" fo:margin-bottom="0in" style:contextual-spacing="true" fo:text-align="justify" style:justify-single-word="false" fo:orphans="2" fo:widows="2" fo:text-indent="0in" style:auto-text-indent="false"/>
      <style:text-properties style:font-name="Abadi" fo:font-size="9pt" fo:language="en" fo:country="US" officeooo:rsid="0030b106" officeooo:paragraph-rsid="0030b106" style:letter-kerning="false" style:font-name-asian="Calibri1" style:font-size-asian="9pt" style:language-asian="en" style:country-asian="US" style:font-size-complex="9pt" style:language-complex="ar" style:country-complex="SA"/>
    </style:style>
    <style:style style:name="P41" style:family="paragraph" style:parent-style-name="Standard">
      <style:paragraph-properties fo:margin-top="0in" fo:margin-bottom="0in" style:contextual-spacing="false" fo:text-align="start" style:justify-single-word="false" fo:orphans="2" fo:widows="2"/>
      <style:text-properties style:font-name="Abadi" fo:font-size="9pt" fo:language="en" fo:country="US" officeooo:rsid="0030b106" officeooo:paragraph-rsid="0030b106" style:letter-kerning="false" style:font-name-asian="Calibri1" style:font-size-asian="9pt" style:language-asian="en" style:country-asian="US" style:font-size-complex="9pt" style:language-complex="ar" style:country-complex="SA"/>
    </style:style>
    <style:style style:name="P42" style:family="paragraph" style:parent-style-name="Standard">
      <style:paragraph-properties fo:margin-top="0in" fo:margin-bottom="0in" style:contextual-spacing="false" fo:text-align="justify" style:justify-single-word="false" fo:orphans="2" fo:widows="2"/>
      <style:text-properties style:font-name="Abadi" fo:font-size="9pt" fo:language="en" fo:country="US" style:letter-kerning="false" style:font-name-asian="Calibri1" style:font-size-asian="9pt" style:language-asian="en" style:country-asian="US" style:font-name-complex="Calibri1" style:font-size-complex="9pt" style:language-complex="ar" style:country-complex="SA"/>
    </style:style>
    <style:style style:name="P43" style:family="paragraph" style:parent-style-name="Standard">
      <style:paragraph-properties fo:margin-top="0in" fo:margin-bottom="0in" style:contextual-spacing="false" fo:text-align="justify" style:justify-single-word="false" fo:orphans="2" fo:widows="2"/>
      <style:text-properties style:font-name="Abadi" fo:font-size="9pt" fo:language="en" fo:country="US" officeooo:paragraph-rsid="002423d4" style:letter-kerning="false" style:font-name-asian="Calibri1" style:font-size-asian="9pt" style:language-asian="en" style:country-asian="US" style:font-name-complex="Calibri1" style:font-size-complex="9pt" style:language-complex="ar" style:country-complex="SA"/>
    </style:style>
    <style:style style:name="P44" style:family="paragraph" style:parent-style-name="List_20_Paragraph">
      <style:paragraph-properties fo:margin-left="0in" fo:margin-right="0in" fo:margin-top="0in" fo:margin-bottom="0in" style:contextual-spacing="true" fo:text-align="justify" style:justify-single-word="false" fo:orphans="2" fo:widows="2" fo:text-indent="0in" style:auto-text-indent="false"/>
      <style:text-properties style:font-name="Abadi" fo:font-size="9pt" fo:language="en" fo:country="US" officeooo:rsid="002423d4" officeooo:paragraph-rsid="002423d4" style:letter-kerning="false" style:font-name-asian="Calibri1" style:font-size-asian="9pt" style:language-asian="en" style:country-asian="US" style:font-name-complex="Calibri1" style:font-size-complex="9pt" style:language-complex="ar" style:country-complex="SA"/>
    </style:style>
    <style:style style:name="P45" style:family="paragraph" style:parent-style-name="List_20_Paragraph">
      <style:paragraph-properties fo:margin-left="0in" fo:margin-right="0in" fo:margin-top="0in" fo:margin-bottom="0in" style:contextual-spacing="true" fo:text-align="justify" style:justify-single-word="false" fo:orphans="2" fo:widows="2" fo:text-indent="0in" style:auto-text-indent="false"/>
      <style:text-properties style:font-name="Abadi" fo:font-size="9pt" fo:language="en" fo:country="US" officeooo:rsid="002d1979" officeooo:paragraph-rsid="002d1979" style:letter-kerning="false" style:font-name-asian="Calibri1" style:font-size-asian="9pt" style:language-asian="en" style:country-asian="US" style:font-name-complex="Calibri1" style:font-size-complex="9pt" style:language-complex="ar" style:country-complex="SA"/>
    </style:style>
    <style:style style:name="P46" style:family="paragraph" style:parent-style-name="Standard">
      <style:paragraph-properties fo:margin-top="0in" fo:margin-bottom="0in" style:contextual-spacing="false" fo:text-align="start" style:justify-single-word="false" fo:orphans="2" fo:widows="2"/>
      <style:text-properties style:font-name="Abadi" fo:font-size="9pt" fo:language="en" fo:country="US" fo:font-weight="bold" style:letter-kerning="false" style:font-name-asian="Calibri1" style:font-size-asian="9pt" style:language-asian="en" style:country-asian="US" style:font-weight-asian="bold" style:font-size-complex="9pt" style:language-complex="ar" style:country-complex="SA" style:font-weight-complex="bold"/>
    </style:style>
    <style:style style:name="P47" style:family="paragraph" style:parent-style-name="Standard">
      <style:paragraph-properties fo:margin-top="0in" fo:margin-bottom="0in" style:contextual-spacing="false" fo:text-align="justify" style:justify-single-word="false" fo:orphans="2" fo:widows="2"/>
      <style:text-properties style:font-name="Abadi" fo:font-size="11pt" fo:language="en" fo:country="US" style:letter-kerning="false" style:font-name-asian="Calibri1" style:font-size-asian="11pt" style:language-asian="en" style:country-asian="US" style:font-size-complex="11pt" style:language-complex="ar" style:country-complex="SA"/>
    </style:style>
    <style:style style:name="P48" style:family="paragraph" style:parent-style-name="Standard">
      <style:paragraph-properties fo:margin-top="0in" fo:margin-bottom="0in" style:contextual-spacing="false" fo:text-align="justify" style:justify-single-word="false" fo:orphans="2" fo:widows="2"/>
      <style:text-properties style:font-name="Abadi" fo:font-size="11pt" fo:language="en" fo:country="US" officeooo:paragraph-rsid="0028c906" style:letter-kerning="false" style:font-name-asian="Calibri1" style:font-size-asian="11pt" style:language-asian="en" style:country-asian="US" style:font-size-complex="11pt" style:language-complex="ar" style:country-complex="SA"/>
    </style:style>
    <style:style style:name="P49" style:family="paragraph" style:parent-style-name="Standard">
      <style:paragraph-properties fo:margin-top="0in" fo:margin-bottom="0in" style:contextual-spacing="false" fo:text-align="justify" style:justify-single-word="false" fo:orphans="2" fo:widows="2"/>
      <style:text-properties style:font-name="Abadi" fo:font-size="11pt" fo:language="en" fo:country="US" officeooo:paragraph-rsid="002c9bf3" style:letter-kerning="false" style:font-name-asian="Calibri1" style:font-size-asian="11pt" style:language-asian="en" style:country-asian="US" style:font-size-complex="11pt" style:language-complex="ar" style:country-complex="SA"/>
    </style:style>
    <style:style style:name="P50" style:family="paragraph" style:parent-style-name="Standard">
      <style:paragraph-properties fo:margin-top="0in" fo:margin-bottom="0in" style:contextual-spacing="false" fo:text-align="start" style:justify-single-word="false" fo:orphans="2" fo:widows="2"/>
      <style:text-properties style:font-name="Abadi" fo:font-size="11pt" fo:language="en" fo:country="US" style:letter-kerning="false" style:font-name-asian="Calibri1" style:font-size-asian="11pt" style:language-asian="en" style:country-asian="US" style:font-size-complex="11pt" style:language-complex="ar" style:country-complex="SA"/>
    </style:style>
    <style:style style:name="P51" style:family="paragraph" style:parent-style-name="Standard">
      <style:paragraph-properties fo:margin-top="0in" fo:margin-bottom="0in" style:contextual-spacing="false" fo:text-align="justify" style:justify-single-word="false" fo:orphans="2" fo:widows="2"/>
      <style:text-properties style:font-name="Abadi" fo:font-size="11pt" fo:language="en" fo:country="US" style:letter-kerning="false" style:font-name-asian="Calibri1" style:font-size-asian="11pt" style:language-asian="en" style:country-asian="US" style:font-name-complex="Calibri1" style:font-size-complex="11pt" style:language-complex="ar" style:country-complex="SA"/>
    </style:style>
    <style:style style:name="P52" style:family="paragraph" style:parent-style-name="Standard">
      <style:paragraph-properties fo:margin-top="0in" fo:margin-bottom="0in" style:contextual-spacing="false" fo:text-align="justify" style:justify-single-word="false" fo:orphans="2" fo:widows="2"/>
      <style:text-properties style:font-name="Abadi" fo:font-size="11pt" fo:language="en" fo:country="US" officeooo:paragraph-rsid="00294777" style:letter-kerning="false" style:font-name-asian="Calibri1" style:font-size-asian="11pt" style:language-asian="en" style:country-asian="US" style:font-name-complex="Calibri1" style:font-size-complex="11pt" style:language-complex="ar" style:country-complex="SA"/>
    </style:style>
    <style:style style:name="P53" style:family="paragraph" style:parent-style-name="Standard">
      <style:paragraph-properties fo:text-align="justify" style:justify-single-word="false"/>
      <style:text-properties style:font-name="Abadi" fo:font-size="14pt" fo:font-weight="bold" style:font-size-asian="14pt" style:font-weight-asian="bold" style:font-size-complex="14pt" style:font-weight-complex="bold"/>
    </style:style>
    <style:style style:name="P54" style:family="paragraph" style:parent-style-name="List_20_Paragraph" style:list-style-name="WWNum5">
      <style:paragraph-properties fo:margin-top="0in" fo:margin-bottom="0in" style:contextual-spacing="true" fo:text-align="justify" style:justify-single-word="false" fo:orphans="2" fo:widows="2"/>
      <style:text-properties style:font-name="Abadi" fo:font-size="9pt" fo:language="en" fo:country="US" style:letter-kerning="false" style:font-name-asian="Calibri1" style:font-size-asian="9pt" style:language-asian="en" style:country-asian="US" style:font-size-complex="9pt" style:language-complex="ar" style:country-complex="SA"/>
    </style:style>
    <style:style style:name="P55" style:family="paragraph" style:parent-style-name="List_20_Paragraph" style:list-style-name="WWNum5">
      <style:paragraph-properties fo:margin-top="0in" fo:margin-bottom="0in" style:contextual-spacing="true" fo:text-align="justify" style:justify-single-word="false" fo:orphans="2" fo:widows="2"/>
      <style:text-properties style:font-name="Abadi" fo:font-size="9pt" fo:language="en" fo:country="US" officeooo:paragraph-rsid="002c9bf3" style:letter-kerning="false" style:font-name-asian="Calibri1" style:font-size-asian="9pt" style:language-asian="en" style:country-asian="US" style:font-size-complex="9pt" style:language-complex="ar" style:country-complex="SA"/>
    </style:style>
    <style:style style:name="P56" style:family="paragraph" style:parent-style-name="List_20_Paragraph" style:list-style-name="WWNum5">
      <style:paragraph-properties fo:margin-top="0in" fo:margin-bottom="0in" style:contextual-spacing="true" fo:text-align="justify" style:justify-single-word="false" fo:orphans="2" fo:widows="2"/>
      <style:text-properties style:font-name="Abadi" fo:font-size="9pt" fo:language="en" fo:country="US" officeooo:rsid="002a72cd" officeooo:paragraph-rsid="002a72cd" style:letter-kerning="false" style:font-name-asian="Calibri1" style:font-size-asian="9pt" style:language-asian="en" style:country-asian="US" style:font-size-complex="9pt" style:language-complex="ar" style:country-complex="SA"/>
    </style:style>
    <style:style style:name="P57" style:family="paragraph" style:parent-style-name="List_20_Paragraph" style:list-style-name="WWNum5">
      <style:paragraph-properties fo:margin-top="0in" fo:margin-bottom="0in" style:contextual-spacing="true" fo:text-align="start" style:justify-single-word="false" fo:orphans="2" fo:widows="2"/>
      <style:text-properties style:font-name="Abadi" fo:font-size="9pt" fo:language="en" fo:country="US" style:letter-kerning="false" style:font-name-asian="Calibri1" style:font-size-asian="9pt" style:language-asian="en" style:country-asian="US" style:font-size-complex="9pt" style:language-complex="ar" style:country-complex="SA"/>
    </style:style>
    <style:style style:name="P58" style:family="paragraph" style:parent-style-name="List_20_Paragraph" style:list-style-name="WWNum5">
      <style:paragraph-properties fo:margin-top="0in" fo:margin-bottom="0in" style:contextual-spacing="true" fo:text-align="justify" style:justify-single-word="false" fo:orphans="2" fo:widows="2"/>
      <style:text-properties style:font-name="Abadi" fo:font-size="9pt" fo:language="en" fo:country="US" officeooo:rsid="002b097d" officeooo:paragraph-rsid="002b097d" style:letter-kerning="false" style:font-name-asian="Calibri1" style:font-size-asian="9pt" style:language-asian="en" style:country-asian="US" style:font-size-complex="9pt" style:language-complex="ar" style:country-complex="SA"/>
    </style:style>
    <style:style style:name="P59" style:family="paragraph" style:parent-style-name="List_20_Paragraph" style:list-style-name="WWNum5">
      <style:paragraph-properties fo:margin-top="0in" fo:margin-bottom="0in" style:contextual-spacing="true" fo:text-align="justify" style:justify-single-word="false" fo:orphans="2" fo:widows="2"/>
      <style:text-properties style:font-name="Abadi" fo:font-size="9pt" fo:language="en" fo:country="US" officeooo:rsid="00229941" officeooo:paragraph-rsid="00229941" style:letter-kerning="false" style:font-name-asian="Calibri1" style:font-size-asian="9pt" style:language-asian="en" style:country-asian="US" style:font-size-complex="9pt" style:language-complex="ar" style:country-complex="SA"/>
    </style:style>
    <style:style style:name="P60" style:family="paragraph" style:parent-style-name="List_20_Paragraph" style:list-style-name="WWNum5">
      <style:paragraph-properties fo:margin-top="0in" fo:margin-bottom="0in" style:contextual-spacing="true" fo:text-align="justify" style:justify-single-word="false" fo:orphans="2" fo:widows="2"/>
      <style:text-properties style:font-name="Abadi" fo:font-size="9pt" fo:language="en" fo:country="US" officeooo:rsid="00294777" officeooo:paragraph-rsid="00294777" style:letter-kerning="false" style:font-name-asian="Calibri1" style:font-size-asian="9pt" style:language-asian="en" style:country-asian="US" style:font-size-complex="9pt" style:language-complex="ar" style:country-complex="SA"/>
    </style:style>
    <style:style style:name="P61" style:family="paragraph" style:parent-style-name="List_20_Paragraph" style:list-style-name="WWNum5">
      <style:paragraph-properties fo:margin-left="0in" fo:margin-right="0in" fo:margin-top="0in" fo:margin-bottom="0in" style:contextual-spacing="true" fo:text-align="justify" style:justify-single-word="false" fo:orphans="2" fo:widows="2" fo:text-indent="0in" style:auto-text-indent="false"/>
      <style:text-properties style:font-name="Abadi" fo:font-size="9pt" fo:language="en" fo:country="US" officeooo:rsid="00294777" officeooo:paragraph-rsid="00294777" style:letter-kerning="false" style:font-name-asian="Calibri1" style:font-size-asian="9pt" style:language-asian="en" style:country-asian="US" style:font-size-complex="9pt" style:language-complex="ar" style:country-complex="SA"/>
    </style:style>
    <style:style style:name="P62" style:family="paragraph" style:parent-style-name="List_20_Paragraph" style:list-style-name="WWNum5">
      <style:paragraph-properties fo:margin-top="0in" fo:margin-bottom="0in" style:contextual-spacing="true" fo:text-align="justify" style:justify-single-word="false" fo:orphans="2" fo:widows="2"/>
      <style:text-properties style:font-name="Abadi" fo:font-size="9pt" fo:language="en" fo:country="US" officeooo:rsid="0027b873" officeooo:paragraph-rsid="0027b873" style:letter-kerning="false" style:font-name-asian="Calibri1" style:font-size-asian="9pt" style:language-asian="en" style:country-asian="US" style:font-size-complex="9pt" style:language-complex="ar" style:country-complex="SA"/>
    </style:style>
    <style:style style:name="P63" style:family="paragraph" style:parent-style-name="List_20_Paragraph" style:list-style-name="WWNum5">
      <style:paragraph-properties fo:margin-top="0in" fo:margin-bottom="0in" style:contextual-spacing="true" fo:text-align="justify" style:justify-single-word="false" fo:orphans="2" fo:widows="2"/>
      <style:text-properties style:font-name="Abadi" fo:font-size="9pt" fo:language="en" fo:country="US" officeooo:rsid="0023b9cb" officeooo:paragraph-rsid="0023b9cb" style:letter-kerning="false" style:font-name-asian="Calibri1" style:font-size-asian="9pt" style:language-asian="en" style:country-asian="US" style:font-size-complex="9pt" style:language-complex="ar" style:country-complex="SA"/>
    </style:style>
    <style:style style:name="P64" style:family="paragraph" style:parent-style-name="List_20_Paragraph" style:list-style-name="WWNum5">
      <style:paragraph-properties fo:margin-top="0in" fo:margin-bottom="0in" style:contextual-spacing="true" fo:text-align="justify" style:justify-single-word="false" fo:orphans="2" fo:widows="2"/>
      <style:text-properties style:font-name="Abadi" fo:font-size="9pt" fo:language="en" fo:country="US" officeooo:rsid="0028c906" officeooo:paragraph-rsid="0028c906" style:letter-kerning="false" style:font-name-asian="Calibri1" style:font-size-asian="9pt" style:language-asian="en" style:country-asian="US" style:font-size-complex="9pt" style:language-complex="ar" style:country-complex="SA"/>
    </style:style>
    <style:style style:name="P65" style:family="paragraph" style:parent-style-name="List_20_Paragraph" style:list-style-name="WWNum5">
      <style:paragraph-properties fo:margin-top="0in" fo:margin-bottom="0in" style:contextual-spacing="true" fo:text-align="justify" style:justify-single-word="false" fo:orphans="2" fo:widows="2"/>
      <style:text-properties style:font-name="Abadi" fo:font-size="9pt" fo:language="en" fo:country="US" officeooo:rsid="0030b106" officeooo:paragraph-rsid="0030b106" style:letter-kerning="false" style:font-name-asian="Calibri1" style:font-size-asian="9pt" style:language-asian="en" style:country-asian="US" style:font-size-complex="9pt" style:language-complex="ar" style:country-complex="SA"/>
    </style:style>
    <style:style style:name="P66" style:family="paragraph" style:parent-style-name="List_20_Paragraph" style:list-style-name="WWNum5">
      <style:paragraph-properties fo:margin-top="0in" fo:margin-bottom="0in" style:contextual-spacing="true" fo:text-align="justify" style:justify-single-word="false" fo:orphans="2" fo:widows="2"/>
      <style:text-properties style:font-name="Abadi" fo:font-size="9pt" fo:language="en" fo:country="US" officeooo:rsid="001f9b19" officeooo:paragraph-rsid="001f9b19" style:letter-kerning="false" style:font-name-asian="Calibri1" style:font-size-asian="9pt" style:language-asian="en" style:country-asian="US" style:font-size-complex="9pt" style:language-complex="ar" style:country-complex="SA"/>
    </style:style>
    <style:style style:name="P67" style:family="paragraph" style:parent-style-name="List_20_Paragraph" style:list-style-name="WWNum5">
      <style:paragraph-properties fo:margin-top="0in" fo:margin-bottom="0in" style:contextual-spacing="true" fo:text-align="justify" style:justify-single-word="false" fo:orphans="2" fo:widows="2"/>
      <style:text-properties style:font-name="Abadi" fo:font-size="9pt" fo:language="en" fo:country="US" officeooo:rsid="0024e345" officeooo:paragraph-rsid="0024e345" style:letter-kerning="false" style:font-name-asian="Calibri1" style:font-size-asian="9pt" style:language-asian="en" style:country-asian="US" style:font-size-complex="9pt" style:language-complex="ar" style:country-complex="SA"/>
    </style:style>
    <style:style style:name="P68" style:family="paragraph" style:parent-style-name="List_20_Paragraph" style:list-style-name="L1">
      <style:paragraph-properties fo:margin-top="0in" fo:margin-bottom="0in" style:contextual-spacing="true" fo:text-align="justify" style:justify-single-word="false" fo:orphans="2" fo:widows="2"/>
      <style:text-properties style:font-name="Abadi" fo:font-size="9pt" fo:language="en" fo:country="US" officeooo:rsid="0024e345" officeooo:paragraph-rsid="0024e345" style:letter-kerning="false" style:font-name-asian="Calibri1" style:font-size-asian="9pt" style:language-asian="en" style:country-asian="US" style:font-size-complex="9pt" style:language-complex="ar" style:country-complex="SA"/>
    </style:style>
    <style:style style:name="P69" style:family="paragraph" style:parent-style-name="List_20_Paragraph" style:list-style-name="WWNum5">
      <style:paragraph-properties fo:margin-top="0in" fo:margin-bottom="0in" style:contextual-spacing="true" fo:text-align="justify" style:justify-single-word="false" fo:orphans="2" fo:widows="2"/>
      <style:text-properties style:font-name="Abadi" fo:font-size="9pt" fo:language="en" fo:country="US" officeooo:rsid="002f4a78" officeooo:paragraph-rsid="002f4a78" style:letter-kerning="false" style:font-name-asian="Calibri1" style:font-size-asian="9pt" style:language-asian="en" style:country-asian="US" style:font-size-complex="9pt" style:language-complex="ar" style:country-complex="SA"/>
    </style:style>
    <style:style style:name="P70" style:family="paragraph" style:parent-style-name="List_20_Paragraph" style:list-style-name="WWNum5">
      <style:paragraph-properties fo:margin-top="0in" fo:margin-bottom="0in" style:contextual-spacing="true" fo:text-align="justify" style:justify-single-word="false" fo:orphans="2" fo:widows="2"/>
      <style:text-properties style:font-name="Abadi" fo:font-size="9pt" fo:language="en" fo:country="US" officeooo:rsid="0020fe1e" officeooo:paragraph-rsid="0020fe1e" style:letter-kerning="false" style:font-name-asian="Calibri1" style:font-size-asian="9pt" style:language-asian="en" style:country-asian="US" style:font-size-complex="9pt" style:language-complex="ar" style:country-complex="SA"/>
    </style:style>
    <style:style style:name="P71" style:family="paragraph" style:parent-style-name="List_20_Paragraph" style:list-style-name="WWNum5">
      <style:paragraph-properties fo:margin-top="0in" fo:margin-bottom="0in" style:contextual-spacing="true" fo:text-align="justify" style:justify-single-word="false" fo:orphans="2" fo:widows="2"/>
      <style:text-properties style:font-name="Abadi" fo:font-size="9pt" fo:language="en" fo:country="US" officeooo:rsid="0029ef7a" officeooo:paragraph-rsid="0029ef7a" style:letter-kerning="false" style:font-name-asian="Calibri1" style:font-size-asian="9pt" style:language-asian="en" style:country-asian="US" style:font-size-complex="9pt" style:language-complex="ar" style:country-complex="SA"/>
    </style:style>
    <style:style style:name="P72" style:family="paragraph" style:parent-style-name="List_20_Paragraph" style:list-style-name="WWNum5">
      <style:paragraph-properties fo:margin-top="0in" fo:margin-bottom="0in" style:contextual-spacing="true" fo:text-align="justify" style:justify-single-word="false" fo:orphans="2" fo:widows="2"/>
      <style:text-properties style:font-name="Abadi" fo:font-size="9pt" fo:language="en" fo:country="US" officeooo:rsid="0031e683" officeooo:paragraph-rsid="0031e683" style:letter-kerning="false" style:font-name-asian="Calibri1" style:font-size-asian="9pt" style:language-asian="en" style:country-asian="US" style:font-size-complex="9pt" style:language-complex="ar" style:country-complex="SA"/>
    </style:style>
    <style:style style:name="P73" style:family="paragraph" style:parent-style-name="List_20_Paragraph">
      <style:paragraph-properties fo:margin-left="0in" fo:margin-right="0in" fo:margin-top="0in" fo:margin-bottom="0in" style:contextual-spacing="true" fo:text-align="justify" style:justify-single-word="false" fo:orphans="2" fo:widows="2" fo:text-indent="0in" style:auto-text-indent="false"/>
      <style:text-properties style:font-name="Abadi" fo:font-size="9pt" fo:language="en" fo:country="US" officeooo:rsid="0031e683" officeooo:paragraph-rsid="0031e683" style:letter-kerning="false" style:font-name-asian="Calibri1" style:font-size-asian="9pt" style:language-asian="en" style:country-asian="US" style:font-size-complex="9pt" style:language-complex="ar" style:country-complex="SA"/>
    </style:style>
    <style:style style:name="P74" style:family="paragraph" style:parent-style-name="List_20_Paragraph" style:list-style-name="WWNum5">
      <style:paragraph-properties fo:margin-top="0in" fo:margin-bottom="0in" style:contextual-spacing="true" fo:text-align="justify" style:justify-single-word="false" fo:orphans="2" fo:widows="2"/>
      <style:text-properties style:font-name="Abadi" fo:font-size="9pt" fo:language="en" fo:country="US" officeooo:rsid="00338750" officeooo:paragraph-rsid="00338750" style:letter-kerning="false" style:font-name-asian="Calibri1" style:font-size-asian="9pt" style:language-asian="en" style:country-asian="US" style:font-size-complex="9pt" style:language-complex="ar" style:country-complex="SA"/>
    </style:style>
    <style:style style:name="P75" style:family="paragraph" style:parent-style-name="List_20_Paragraph">
      <style:paragraph-properties fo:margin-top="0in" fo:margin-bottom="0in" style:contextual-spacing="true" fo:text-align="justify" style:justify-single-word="false" fo:orphans="2" fo:widows="2"/>
      <style:text-properties style:font-name="Abadi" fo:font-size="9pt" fo:language="en" fo:country="US" officeooo:rsid="00338750" officeooo:paragraph-rsid="00338750" style:letter-kerning="false" style:font-name-asian="Calibri1" style:font-size-asian="9pt" style:language-asian="en" style:country-asian="US" style:font-size-complex="9pt" style:language-complex="ar" style:country-complex="SA"/>
    </style:style>
    <style:style style:name="P76" style:family="paragraph" style:parent-style-name="List_20_Paragraph">
      <style:paragraph-properties fo:margin-left="0in" fo:margin-right="0in" fo:margin-top="0in" fo:margin-bottom="0in" style:contextual-spacing="true" fo:text-align="justify" style:justify-single-word="false" fo:orphans="2" fo:widows="2" fo:text-indent="0in" style:auto-text-indent="false"/>
      <style:text-properties style:font-name="Abadi" fo:font-size="9pt" fo:language="en" fo:country="US" officeooo:rsid="00338750" officeooo:paragraph-rsid="00338750" style:letter-kerning="false" style:font-name-asian="Calibri1" style:font-size-asian="9pt" style:language-asian="en" style:country-asian="US" style:font-size-complex="9pt" style:language-complex="ar" style:country-complex="SA"/>
    </style:style>
    <style:style style:name="P77" style:family="paragraph" style:parent-style-name="List_20_Paragraph" style:list-style-name="WWNum5">
      <style:paragraph-properties fo:margin-top="0in" fo:margin-bottom="0in" style:contextual-spacing="true" fo:text-align="justify" style:justify-single-word="false" fo:orphans="2" fo:widows="2"/>
      <style:text-properties style:font-name="Abadi" fo:font-size="9pt" fo:language="en" fo:country="US" officeooo:rsid="002d1979" officeooo:paragraph-rsid="002d1979" style:letter-kerning="false" style:font-name-asian="Calibri1" style:font-size-asian="9pt" style:language-asian="en" style:country-asian="US" style:font-name-complex="Calibri1" style:font-size-complex="9pt" style:language-complex="ar" style:country-complex="SA"/>
    </style:style>
    <style:style style:name="P78" style:family="paragraph" style:parent-style-name="List_20_Paragraph" style:list-style-name="WWNum5">
      <style:paragraph-properties fo:margin-top="0in" fo:margin-bottom="0in" style:contextual-spacing="true" fo:text-align="justify" style:justify-single-word="false" fo:orphans="2" fo:widows="2"/>
      <style:text-properties style:font-name="Abadi" fo:font-size="9pt" fo:language="en" fo:country="US" style:letter-kerning="false" style:font-name-asian="Calibri1" style:font-size-asian="9pt" style:language-asian="en" style:country-asian="US" style:font-name-complex="Calibri1" style:font-size-complex="9pt" style:language-complex="ar" style:country-complex="SA"/>
    </style:style>
    <style:style style:name="P79" style:family="paragraph" style:parent-style-name="List_20_Paragraph" style:list-style-name="WWNum5">
      <style:paragraph-properties fo:margin-top="0in" fo:margin-bottom="0in" style:contextual-spacing="true" fo:text-align="justify" style:justify-single-word="false" fo:orphans="2" fo:widows="2"/>
      <style:text-properties style:font-name="Abadi" fo:font-size="9pt" fo:language="en" fo:country="US" officeooo:rsid="002423d4" officeooo:paragraph-rsid="002423d4" style:letter-kerning="false" style:font-name-asian="Calibri1" style:font-size-asian="9pt" style:language-asian="en" style:country-asian="US" style:font-name-complex="Calibri1" style:font-size-complex="9pt" style:language-complex="ar" style:country-complex="SA"/>
    </style:style>
    <style:style style:name="P80" style:family="paragraph" style:parent-style-name="List_20_Paragraph" style:list-style-name="WWNum5">
      <style:paragraph-properties fo:margin-left="0in" fo:margin-right="0in" fo:margin-top="0in" fo:margin-bottom="0in" style:contextual-spacing="true" fo:text-align="justify" style:justify-single-word="false" fo:orphans="2" fo:widows="2" fo:text-indent="0in" style:auto-text-indent="false"/>
      <style:text-properties style:font-name="Abadi" fo:font-size="9pt" fo:language="en" fo:country="US" officeooo:rsid="00294777" officeooo:paragraph-rsid="00294777" style:letter-kerning="false" style:font-name-asian="Calibri1" style:font-size-asian="9pt" style:language-asian="en" style:country-asian="US" style:font-name-complex="Calibri1" style:font-size-complex="9pt" style:language-complex="ar" style:country-complex="SA"/>
    </style:style>
    <style:style style:name="P81" style:family="paragraph" style:parent-style-name="Standard">
      <style:paragraph-properties fo:margin-top="0in" fo:margin-bottom="0in" style:contextual-spacing="false" fo:text-align="start" style:justify-single-word="false" fo:orphans="2" fo:widows="2"/>
      <style:text-properties style:font-name="Abadi" fo:font-size="9pt" fo:language="en" fo:country="US" officeooo:rsid="0031e683" officeooo:paragraph-rsid="0031e683" style:letter-kerning="false" style:font-name-asian="Calibri1" style:font-size-asian="9pt" style:language-asian="en" style:country-asian="US" style:font-size-complex="9pt" style:language-complex="ar" style:country-complex="SA"/>
    </style:style>
    <style:style style:name="P82" style:family="paragraph" style:parent-style-name="Standard">
      <style:paragraph-properties fo:margin-top="0in" fo:margin-bottom="0in" style:contextual-spacing="false" fo:text-align="start" style:justify-single-word="false" fo:orphans="2" fo:widows="2"/>
      <style:text-properties style:font-name="Abadi" fo:font-size="9pt" fo:language="en" fo:country="US" officeooo:rsid="00338750" officeooo:paragraph-rsid="00338750" style:letter-kerning="false" style:font-name-asian="Calibri1" style:font-size-asian="9pt" style:language-asian="en" style:country-asian="US" style:font-size-complex="9pt" style:language-complex="ar" style:country-complex="SA"/>
    </style:style>
    <style:style style:name="T1" style:family="text">
      <style:text-properties style:font-name="Abadi" fo:font-size="9pt" style:font-size-asian="9pt" style:font-size-complex="9pt"/>
    </style:style>
    <style:style style:name="T2" style:family="text">
      <style:text-properties style:font-name="Abadi" fo:font-size="9pt" officeooo:rsid="001f8483" style:font-size-asian="9pt" style:font-size-complex="9pt"/>
    </style:style>
    <style:style style:name="T3" style:family="text">
      <style:text-properties style:font-name="Abadi" fo:font-size="9pt" style:font-size-asian="9pt" style:font-name-complex="Calibri1" style:font-size-complex="9pt"/>
    </style:style>
    <style:style style:name="T4" style:family="text">
      <style:text-properties style:font-name="Abadi" fo:font-size="9pt" officeooo:rsid="001f8483" style:font-size-asian="9pt" style:font-name-complex="Calibri1" style:font-size-complex="9pt"/>
    </style:style>
    <style:style style:name="T5" style:family="text">
      <style:text-properties style:font-name="Abadi" fo:font-size="9pt" officeooo:rsid="002423d4" style:font-size-asian="9pt" style:font-name-complex="Calibri1" style:font-size-complex="9pt"/>
    </style:style>
    <style:style style:name="T6" style:family="text">
      <style:text-properties style:font-name="Abadi" fo:font-size="9pt" fo:font-style="italic" fo:font-weight="bold" style:font-size-asian="9pt" style:font-style-asian="italic" style:font-weight-asian="bold" style:font-size-complex="9pt" style:font-style-complex="italic" style:font-weight-complex="bold"/>
    </style:style>
    <style:style style:name="T7" style:family="text">
      <style:text-properties style:font-name="Abadi" fo:font-size="9pt" fo:font-style="italic" fo:font-weight="bold" style:font-size-asian="9pt" style:font-style-asian="italic" style:font-weight-asian="bold" style:font-name-complex="Calibri1" style:font-size-complex="9pt" style:font-style-complex="italic"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2b097d" style:font-style-asian="italic" style:font-weight-asian="bold"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officeooo:rsid="00267ffe"/>
    </style:style>
    <style:style style:name="T12" style:family="text">
      <style:text-properties officeooo:rsid="0028c906"/>
    </style:style>
    <style:style style:name="T13" style:family="text">
      <style:text-properties officeooo:rsid="00298eb9"/>
    </style:style>
    <style:style style:name="T14" style:family="text">
      <style:text-properties officeooo:rsid="002c9bf3"/>
    </style:style>
    <style:style style:name="T15" style:family="text">
      <style:text-properties officeooo:rsid="002e7f8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752in" fo:text-indent="-0.25in" fo:margin-left="2.875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Common Power Effects</text:p>
      <table:table table:name="Table1" table:style-name="Table1">
        <table:table-column table:style-name="Table1.A"/>
        <table:table-column table:style-name="Table1.B"/>
        <table:table-row table:style-name="Table1.1">
          <table:table-cell table:style-name="Table1.A1" office:value-type="string">
            <text:p text:style-name="P46">Name</text:p>
          </table:table-cell>
          <table:table-cell table:style-name="Table1.A1" office:value-type="string">
            <text:p text:style-name="P46">Format/Examples</text:p>
          </table:table-cell>
        </table:table-row>
        <table:table-row table:style-name="Table1.1">
          <table:table-cell table:style-name="Table1.A1" office:value-type="string">
            <text:p text:style-name="P12">Accuracy</text:p>
          </table:table-cell>
          <table:table-cell table:style-name="Table1.A1" office:value-type="string">
            <text:list xml:id="list1842273168" text:style-name="WWNum5">
              <text:list-item>
                <text:p text:style-name="P54">Accuracy (Amount)</text:p>
              </text:list-item>
            </text:list>
            <text:p text:style-name="P47"/>
            <text:p text:style-name="P9">This power is either more or less accurate than most powers. Any to-hit roll you make using this power is modified by the power’s Accuracy. (Negative accuracy makes it harder to hit with the power.)</text:p>
            <text:p text:style-name="P47"/>
            <text:p text:style-name="P9">If a power has the Accuracy effect, then it is implied that it requires a to-hit check. Multiple Accuracy effects stack, but a power that does not require a to-hit roll does not gain one if it is modified by a power with Accuracy.</text:p>
            <text:p text:style-name="P47"/>
            <text:list xml:id="list144042209643492" text:continue-numbering="true" text:style-name="WWNum5">
              <text:list-item>
                <text:p text:style-name="P54">Accuracy (2)</text:p>
              </text:list-item>
            </text:list>
            <text:p text:style-name="P47"/>
            <text:p text:style-name="P9">This power is more accurate than normal, and when you use it, you get a +2 to your to-hit roll.</text:p>
            <text:p text:style-name="P47"/>
            <text:list xml:id="list144043442015859" text:continue-numbering="true" text:style-name="WWNum5">
              <text:list-item>
                <text:p text:style-name="P54">Accuracy (-1)</text:p>
              </text:list-item>
            </text:list>
            <text:p text:style-name="P47"/>
            <text:p text:style-name="P9">This power is less accurate than normal, and when you use it, you take a -1 penalty to your to-hit roll.</text:p>
          </table:table-cell>
        </table:table-row>
        <table:table-row table:style-name="Table1.1">
          <table:table-cell table:style-name="Table1.A3" office:value-type="string">
            <text:p text:style-name="P32">Affects Desolid</text:p>
          </table:table-cell>
          <table:table-cell table:style-name="Table1.A3" office:value-type="string">
            <text:list xml:id="list144042545663639" text:continue-numbering="true" text:style-name="WWNum5">
              <text:list-item>
                <text:p text:style-name="P56">Affects Intangible</text:p>
              </text:list-item>
            </text:list>
            <text:p text:style-name="P31"/>
            <text:p text:style-name="P31">This power affects characters who are intangible.</text:p>
          </table:table-cell>
        </table:table-row>
        <table:table-row table:style-name="Table1.1">
          <table:table-cell table:style-name="Table1.A1" office:value-type="string">
            <text:p text:style-name="P12">Alarm</text:p>
          </table:table-cell>
          <table:table-cell table:style-name="Table1.A1" office:value-type="string">
            <text:list xml:id="list144042587227164" text:continue-numbering="true" text:style-name="WWNum5">
              <text:list-item>
                <text:p text:style-name="P54">Alarm (Radius) (Types)</text:p>
              </text:list-item>
            </text:list>
            <text:p text:style-name="P47"/>
            <text:p text:style-name="P9">This power sends out a visible, audible, or otherwise detectable alarm in a radius (in hexes) around it. If multiple types are listed, the hero can choose which ones he uses.</text:p>
            <text:p text:style-name="P47"/>
            <text:list xml:id="list144041376217131" text:continue-numbering="true" text:style-name="WWNum5">
              <text:list-item>
                <text:p text:style-name="P54">Alarm (1600) (Audible, Visual)</text:p>
              </text:list-item>
            </text:list>
            <text:p text:style-name="P47"/>
            <text:p text:style-name="P9">This power sends out a visible flash and/or audible screech that can be detected up to 1600 hexes (3200 meters) away.</text:p>
          </table:table-cell>
        </table:table-row>
        <table:table-row table:style-name="Table1.1">
          <table:table-cell table:style-name="Table1.A1" office:value-type="string">
            <text:p text:style-name="P12">Armor</text:p>
          </table:table-cell>
          <table:table-cell table:style-name="Table1.A1" office:value-type="string">
            <text:list xml:id="list144042127367300" text:continue-numbering="true" text:style-name="WWNum5">
              <text:list-item>
                <text:p text:style-name="P54">Armor (Physical AV / Energy AV / Mental AV)</text:p>
              </text:list-item>
            </text:list>
            <text:p text:style-name="P47"/>
            <text:p text:style-name="P9">This power reduces the damage done by incoming attacks. Depending on the attack, apply one of the listed armor values and reduce the damage by this amount.</text:p>
            <text:p text:style-name="P47"/>
            <text:p text:style-name="P9">Armor effects stack, but unless otherwise stated, only two different armor effects can apply against a single attack.</text:p>
            <text:p text:style-name="P47"/>
            <text:list xml:id="list144042702524447" text:continue-numbering="true" text:style-name="WWNum5">
              <text:list-item>
                <text:p text:style-name="P54">Armor (4/2/0)</text:p>
              </text:list-item>
            </text:list>
            <text:p text:style-name="P47"/>
            <text:p text:style-name="P9">This power reduces incoming physical damage by 4 points, incoming energy damage by 2 points, and has no effect against incoming mental damage.</text:p>
          </table:table-cell>
        </table:table-row>
        <table:table-row table:style-name="Table1.1">
          <table:table-cell table:style-name="Table1.A1" office:value-type="string">
            <text:p text:style-name="P12">Bleed</text:p>
          </table:table-cell>
          <table:table-cell table:style-name="Table1.A1" office:value-type="string">
            <text:list xml:id="list144041725569809" text:continue-numbering="true" text:style-name="WWNum5">
              <text:list-item>
                <text:p text:style-name="P54">Bleed (Amount) (Save Stats)</text:p>
              </text:list-item>
            </text:list>
            <text:p text:style-name="P47"/>
            <text:p text:style-name="P9">This power inflicts the Bleed status on its target when it hits. The save stats are specified, and if the target fails a save, they are inflicted with the Bleed status with the magnitude equal to the listed amount.</text:p>
            <text:p text:style-name="P47"/>
            <text:p text:style-name="P1"><text:span text:style-name="T1">(See </text:span><text:span text:style-name="T6">Status Effects</text:span><text:span text:style-name="T1"> in the Combat section for more details.)</text:span></text:p>
            <text:p text:style-name="P47"/>
            <text:list xml:id="list144043136386660" text:continue-numbering="true" text:style-name="WWNum5">
              <text:list-item>
                <text:p text:style-name="P54"><text:soft-page-break/>Bleed (1) (Toughness)</text:p>
              </text:list-item>
            </text:list>
            <text:p text:style-name="P47"/>
            <text:p text:style-name="P9">When this power hits a target, he must make a Toughness saving throw, or be inflicted with Bleed (1).</text:p>
            <text:p text:style-name="P47"/>
            <text:list xml:id="list144042553589602" text:continue-numbering="true" text:style-name="WWNum5">
              <text:list-item>
                <text:p text:style-name="P54">Bleed (2) (Reflex, Wit)</text:p>
              </text:list-item>
            </text:list>
            <text:p text:style-name="P47"/>
            <text:p text:style-name="P9">When this power hits a target, he must make a saving throw (either Reflex or Wit) or be inflicted with Bleed (2).</text:p>
          </table:table-cell>
        </table:table-row>
        <table:table-row table:style-name="Table1.1">
          <table:table-cell table:style-name="Table1.A1" office:value-type="string">
            <text:p text:style-name="P12">Bleeder</text:p>
          </table:table-cell>
          <table:table-cell table:style-name="Table1.A1" office:value-type="string">
            <text:list xml:id="list144041718558037" text:continue-numbering="true" text:style-name="WWNum5">
              <text:list-item>
                <text:p text:style-name="P54">Bleeder (Chance)</text:p>
              </text:list-item>
            </text:list>
            <text:p text:style-name="P47"/>
            <text:p text:style-name="P9">While this power is active (such as a trait, or a stance), all attacks made by this character have a chance to inflict the Bleed (1) status on their target. The chance indicates the x/12 chance for the effect to occur on each hit.</text:p>
            <text:p text:style-name="P47"/>
            <text:p text:style-name="P9">It is important to note that attack powers are only active the instant they fire. A character with an attack with the Bleeder property does not get Bleeder applied to all their attacks, just the particular attack with the effect.</text:p>
            <text:p text:style-name="P47"/>
            <text:p text:style-name="P9">Bleeder stacks with other Bleeder effects.</text:p>
            <text:p text:style-name="P47"/>
            <text:list xml:id="list144042485920499" text:continue-numbering="true" text:style-name="WWNum5">
              <text:list-item>
                <text:p text:style-name="P54">Bleeder (2)</text:p>
              </text:list-item>
            </text:list>
            <text:p text:style-name="P47"/>
            <text:p text:style-name="P9">Attacks made by this character while this power is active have a 2/12 chance of causing the Bleed (1) status effect on their target. If the character has other Bleeder effects active, then this power adds 2 to the chance of causing a Bleed status when he hits his target with an attack power.</text:p>
          </table:table-cell>
        </table:table-row>
        <table:table-row table:style-name="Table1.1">
          <table:table-cell table:style-name="Table1.A1" office:value-type="string">
            <text:p text:style-name="P12">Blind</text:p>
          </table:table-cell>
          <table:table-cell table:style-name="Table1.A1" office:value-type="string">
            <text:list xml:id="list144041732707750" text:continue-numbering="true" text:style-name="WWNum5">
              <text:list-item>
                <text:p text:style-name="P54">Blind (Save Stats)</text:p>
              </text:list-item>
            </text:list>
            <text:p text:style-name="P47"/>
            <text:p text:style-name="P9">This power applies the status Blind on the target if they fail their saving throw.</text:p>
          </table:table-cell>
        </table:table-row>
        <table:table-row table:style-name="Table1.1">
          <table:table-cell table:style-name="Table1.A1" office:value-type="string">
            <text:p text:style-name="P12">Block</text:p>
          </table:table-cell>
          <table:table-cell table:style-name="Table1.A1" office:value-type="string">
            <text:list xml:id="list144043412301284" text:continue-numbering="true" text:style-name="WWNum5">
              <text:list-item>
                <text:p text:style-name="P54">Block (Amount)</text:p>
              </text:list-item>
            </text:list>
            <text:p text:style-name="P47"/>
            <text:p text:style-name="P9">This power increases your Block skill by the listed amount.</text:p>
          </table:table-cell>
        </table:table-row>
        <table:table-row table:style-name="Table1.1">
          <table:table-cell table:style-name="Table1.A1" office:value-type="string">
            <text:p text:style-name="P12">Blocks Missiles</text:p>
          </table:table-cell>
          <table:table-cell table:style-name="Table1.A1" office:value-type="string">
            <text:list xml:id="list144042613083576" text:continue-numbering="true" text:style-name="WWNum5">
              <text:list-item>
                <text:p text:style-name="P54">Blocks Missiles</text:p>
              </text:list-item>
            </text:list>
            <text:p text:style-name="P47"/>
            <text:p text:style-name="P9">If this power is active, you may use your Block combat skill to avoid missile attacks.</text:p>
          </table:table-cell>
        </table:table-row>
        <table:table-row table:style-name="Table1.1">
          <table:table-cell table:style-name="Table1.A3" office:value-type="string">
            <text:p text:style-name="P32">Blocks Teleport</text:p>
          </table:table-cell>
          <table:table-cell table:style-name="Table1.A3" office:value-type="string">
            <text:list xml:id="list144043134373045" text:continue-numbering="true" text:style-name="WWNum5">
              <text:list-item>
                <text:p text:style-name="P56">Blocks Teleportation</text:p>
              </text:list-item>
            </text:list>
            <text:p text:style-name="P31"/>
            <text:p text:style-name="P31">If this power has an Entangle, or Wall component, or otherwise creates a barrier, that barrier blocks teleportation through it.</text:p>
          </table:table-cell>
        </table:table-row>
        <table:table-row table:style-name="Table1.1">
          <table:table-cell table:style-name="Table1.A1" office:value-type="string">
            <text:p text:style-name="P12">Bonus Block</text:p>
          </table:table-cell>
          <table:table-cell table:style-name="Table1.A1" office:value-type="string">
            <text:list xml:id="list144042786989061" text:continue-numbering="true" text:style-name="WWNum5">
              <text:list-item>
                <text:p text:style-name="P54">Bonus Block (Number of Blocks) <text:span text:style-name="T15">(Skill Level)</text:span></text:p>
              </text:list-item>
            </text:list>
            <text:p text:style-name="P47"/>
            <text:p text:style-name="P9">In a given combat round, this power gives you a number of extra blocks that you can perform before your Block skill starts to degrade.</text:p>
            <text:p text:style-name="P9"/>
            <text:p text:style-name="P37">If a skill level is listed, then this skill level is used instead of your regular block skill.</text:p>
            <text:p text:style-name="P47"/>
            <text:p text:style-name="P1"><text:span text:style-name="T1">See </text:span><text:span text:style-name="T6">Multiple Attacks </text:span><text:span text:style-name="T1">in the </text:span><text:span text:style-name="T6">Combat</text:span><text:span text:style-name="T1"> section for more details.</text:span></text:p>
          </table:table-cell>
        </table:table-row>
        <table:table-row table:style-name="Table1.1">
          <table:table-cell table:style-name="Table1.A1" office:value-type="string">
            <text:p text:style-name="P12">Bonus Dodge</text:p>
          </table:table-cell>
          <table:table-cell table:style-name="Table1.A1" office:value-type="string">
            <text:list xml:id="list144043404271146" text:continue-numbering="true" text:style-name="WWNum5">
              <text:list-item>
                <text:p text:style-name="P57">Bonus Dodge (Number of Dodges) <text:span text:style-name="T15">(Skill Level)</text:span></text:p>
              </text:list-item>
            </text:list>
            <text:p text:style-name="P50"/>
            <text:p text:style-name="P12">In a given combat round, this power gives you a number of extra dodges that you can perform before your Dodge skill starts to degrade.</text:p>
            <text:p text:style-name="P12"/>
            <text:p text:style-name="P37">If a skill level is listed, then this skill level is used instead of your regular dodge skill.</text:p>
            <text:p text:style-name="P50"><text:soft-page-break/></text:p>
            <text:p text:style-name="P3"><text:span text:style-name="T1">See </text:span><text:span text:style-name="T6">Multiple Attacks</text:span><text:span text:style-name="T1"> in the </text:span><text:span text:style-name="T6">Combat</text:span><text:span text:style-name="T1"> section for more details.</text:span></text:p>
          </table:table-cell>
        </table:table-row>
        <table:table-row table:style-name="Table1.1">
          <table:table-cell table:style-name="Table1.A1" office:value-type="string">
            <text:p text:style-name="P12">Boost</text:p>
          </table:table-cell>
          <table:table-cell table:style-name="Table1.A1" office:value-type="string">
            <text:list xml:id="list144041736468218" text:continue-numbering="true" text:style-name="WWNum5">
              <text:list-item>
                <text:p text:style-name="P54">Boost (Amount) (Stats)</text:p>
              </text:list-item>
            </text:list>
            <text:p text:style-name="P47"/>
            <text:p text:style-name="P9">This power boosts one or more of the stats of its target. All proficiencies, combat skills, and figured stats increase by an appropriate amount.</text:p>
            <text:p text:style-name="P47"/>
            <text:list xml:id="list144043012331110" text:continue-numbering="true" text:style-name="WWNum5">
              <text:list-item>
                <text:p text:style-name="P54">Boost (2d3) (Reflex and Skill)</text:p>
              </text:list-item>
            </text:list>
            <text:p text:style-name="P47"/>
            <text:p text:style-name="P9">This power increases the target’s Reflex and Skill stats by 2d3, and any combat stats, or damage dice based on those stats increase as well. Since Reflex is boosted, the character’s Initiative and Base Defense scores would increase.</text:p>
            <text:p text:style-name="P47"/>
            <text:list xml:id="list144043303716278" text:continue-numbering="true" text:style-name="WWNum5">
              <text:list-item>
                <text:p text:style-name="P54">Boost (2d4) (Toughness)</text:p>
              </text:list-item>
            </text:list>
            <text:p text:style-name="P47"/>
            <text:p text:style-name="P9">This power boosts the target’s Toughness stat by 2d4. Because Toughness is boosted, the character’s hit points would also increase by the same amount.</text:p>
          </table:table-cell>
        </table:table-row>
        <table:table-row table:style-name="Table1.1">
          <table:table-cell table:style-name="Table1.A1" office:value-type="string">
            <text:p text:style-name="P34">Burn</text:p>
          </table:table-cell>
          <table:table-cell table:style-name="Table1.A1" office:value-type="string">
            <text:list xml:id="list144042995014398" text:continue-numbering="true" text:style-name="WWNum5">
              <text:list-item>
                <text:p text:style-name="P58">Burn (Amount)</text:p>
              </text:list-item>
            </text:list>
            <text:p text:style-name="P33"/>
            <text:p text:style-name="P33">The target has their Burn rating increased by the listed amount.</text:p>
          </table:table-cell>
        </table:table-row>
        <table:table-row table:style-name="Table1.1">
          <table:table-cell table:style-name="Table1.A3" office:value-type="string">
            <text:p text:style-name="P12">Burn Reduction</text:p>
          </table:table-cell>
          <table:table-cell table:style-name="Table1.A3" office:value-type="string">
            <text:list xml:id="list144043394929837" text:continue-numbering="true" text:style-name="WWNum5">
              <text:list-item>
                <text:p text:style-name="P54">Burn Reduction (Amount)</text:p>
              </text:list-item>
            </text:list>
            <text:p text:style-name="P9">This power reduces your Burn score every round by the amount listed.</text:p>
            <text:p text:style-name="P47"/>
            <text:list xml:id="list144041754891265" text:continue-numbering="true" text:style-name="WWNum5">
              <text:list-item>
                <text:p text:style-name="P54">Burn Reduction (2)</text:p>
              </text:list-item>
            </text:list>
            <text:p text:style-name="P47"/>
            <text:p text:style-name="P1"><text:span text:style-name="T1">At the end of the round, </text:span><text:span text:style-name="T2">when you roll to see if you burn energy, reduce your burn total by 2.</text:span></text:p>
          </table:table-cell>
        </table:table-row>
        <table:table-row table:style-name="Table1.1">
          <table:table-cell table:style-name="Table1.A1" office:value-type="string">
            <text:p text:style-name="P36">Chains</text:p>
          </table:table-cell>
          <table:table-cell table:style-name="Table1.A1" office:value-type="string">
            <text:list xml:id="list144042750070139" text:continue-numbering="true" text:style-name="WWNum5">
              <text:list-item>
                <text:p text:style-name="P77">Chains (Chance)</text:p>
              </text:list-item>
            </text:list>
            <text:p text:style-name="P45"/>
            <text:p text:style-name="P45">This attack chains from one target to another. The chance listed is the base chance for the power to strike a second target. Each hex traveled by the attack to get to the next target reduces the chance by one. Once the chain chance is failed, the power stops chaining.</text:p>
            <text:p text:style-name="P45"/>
            <text:p text:style-name="P45">If the power requires a to-hit check, then that check must be made for each target in the chain. If the power allows a save, then the save is made separately for each target in the chain. It is possible that the chain affects some targets, while others are missed.</text:p>
          </table:table-cell>
        </table:table-row>
        <table:table-row table:style-name="Table1.1">
          <table:table-cell table:style-name="Table1.A3" office:value-type="string">
            <text:p text:style-name="P12">Change Shape</text:p>
          </table:table-cell>
          <table:table-cell table:style-name="Table1.A3" office:value-type="string">
            <text:list xml:id="list144043291774320" text:continue-numbering="true" text:style-name="WWNum5">
              <text:list-item>
                <text:p text:style-name="P78">Change Shape (Shapes)</text:p>
              </text:list-item>
            </text:list>
            <text:p text:style-name="P51"/>
            <text:p text:style-name="P42">This power allows you to take the listed shapes. This effect does not have any explicit combat effects, but might have effects based on the GM’s discretion. Any explicit combat effects granted for taking this shape will be listed separately within the power.</text:p>
            <text:p text:style-name="P51"/>
            <text:list xml:id="list144042384507427" text:continue-numbering="true" text:style-name="WWNum5">
              <text:list-item>
                <text:p text:style-name="P78">Change Shape (Canines)</text:p>
              </text:list-item>
            </text:list>
            <text:p text:style-name="P51"/>
            <text:p text:style-name="P42">You can take the shape of a canine.</text:p>
          </table:table-cell>
        </table:table-row>
        <table:table-row table:style-name="Table1.1">
          <table:table-cell table:style-name="Table1.A1" office:value-type="string">
            <text:p text:style-name="P12">Charge</text:p>
          </table:table-cell>
          <table:table-cell table:style-name="Table1.A1" office:value-type="string">
            <text:list xml:id="list144042130847751" text:continue-numbering="true" text:style-name="WWNum5">
              <text:list-item>
                <text:p text:style-name="P78">Charge</text:p>
              </text:list-item>
            </text:list>
            <text:p text:style-name="P51"/>
            <text:p text:style-name="P42">This effect indicates that the power is a Charge Attack, and can be used at the end of a Full Move.</text:p>
          </table:table-cell>
        </table:table-row>
        <table:table-row table:style-name="Table1.1">
          <table:table-cell table:style-name="Table1.A1" office:value-type="string">
            <text:p text:style-name="P12">Chill</text:p>
          </table:table-cell>
          <table:table-cell table:style-name="Table1.A1" office:value-type="string">
            <text:list xml:id="list144042709835864" text:continue-numbering="true" text:style-name="WWNum5">
              <text:list-item>
                <text:p text:style-name="P78">Chill (Save Stats)</text:p>
              </text:list-item>
            </text:list>
            <text:p text:style-name="P51"/>
            <text:p text:style-name="P42">This power applies the Chill status to the target if they fail their saving throw.</text:p>
            <text:p text:style-name="P51"/>
            <text:p text:style-name="P1"><text:span text:style-name="T1">(See </text:span><text:span text:style-name="T6">Status Effects</text:span><text:span text:style-name="T1"> in the Combat section for more details.)</text:span></text:p>
          </table:table-cell>
        </table:table-row>
        <table:table-row table:style-name="Table1.1">
          <table:table-cell table:style-name="Table1.A3" office:value-type="string">
            <text:p text:style-name="P24">Choke</text:p>
          </table:table-cell>
          <table:table-cell table:style-name="Table1.A3" office:value-type="string">
            <text:list xml:id="list144041792016231" text:continue-numbering="true" text:style-name="WWNum5">
              <text:list-item>
                <text:p text:style-name="P79">Choke (Save Stats)<text:soft-page-break/></text:p>
              </text:list-item>
            </text:list>
            <text:p text:style-name="P44"/>
            <text:p text:style-name="P2"><text:span text:style-name="T3">This power applies the </text:span><text:span text:style-name="T5">Choking</text:span><text:span text:style-name="T3"> status to the target if they fail their saving throw.</text:span></text:p>
            <text:p text:style-name="P43"/>
            <text:p text:style-name="P2"><text:span text:style-name="T3">(See </text:span><text:span text:style-name="T7">Status Effects</text:span><text:span text:style-name="T3"> in the Combat section for more details.)</text:span></text:p>
          </table:table-cell>
        </table:table-row>
        <table:table-row table:style-name="Table1.1">
          <table:table-cell table:style-name="Table1.A1" office:value-type="string">
            <text:p text:style-name="P12">Cleave</text:p>
          </table:table-cell>
          <table:table-cell table:style-name="Table1.A1" office:value-type="string">
            <text:list xml:id="list144041424952691" text:continue-numbering="true" text:style-name="WWNum5">
              <text:list-item>
                <text:p text:style-name="P78">Cleave (Attack Roll)</text:p>
              </text:list-item>
            </text:list>
            <text:p text:style-name="P51"/>
            <text:p text:style-name="P42">When you down a foe with a melee attack, you may spend an energy to take a free action to make a ½ move and attack a second time. Downing an opponent with an attack score equal to or greater than the attack score listed waives the energy cost.</text:p>
            <text:p text:style-name="P51"/>
            <text:p text:style-name="P42">Unless otherwise stated, you may only cleave once in a given combat round.</text:p>
            <text:p text:style-name="P51"/>
            <text:list xml:id="list144041485055539" text:continue-numbering="true" text:style-name="WWNum5">
              <text:list-item>
                <text:p text:style-name="P78">Cleave (11)</text:p>
              </text:list-item>
            </text:list>
            <text:p text:style-name="P51"/>
            <text:p text:style-name="P42">When you down a foe with a melee attack where you rolled an 11 or 12, you may instantly make a ½ move and attack again. If you down a foe and roll a 10 or less, you may spend an energy to instantly make a ½ move and attack again.</text:p>
          </table:table-cell>
        </table:table-row>
        <table:table-row table:style-name="Table1.1">
          <table:table-cell table:style-name="Table1.A1" office:value-type="string">
            <text:p text:style-name="P12">Cling</text:p>
          </table:table-cell>
          <table:table-cell table:style-name="Table1.A1" office:value-type="string">
            <text:list xml:id="list144041931914605" text:continue-numbering="true" text:style-name="WWNum5">
              <text:list-item>
                <text:p text:style-name="P78">Cling</text:p>
              </text:list-item>
            </text:list>
            <text:p text:style-name="P51"/>
            <text:p text:style-name="P42">You cling to walls and surfaces and are able to walk on walls or ceilings without penalty.</text:p>
          </table:table-cell>
        </table:table-row>
        <table:table-row table:style-name="Table1.1">
          <table:table-cell table:style-name="Table1.A1" office:value-type="string">
            <text:p text:style-name="P12">Combat Sense</text:p>
          </table:table-cell>
          <table:table-cell table:style-name="Table1.A1" office:value-type="string">
            <text:list xml:id="list144043314449202" text:continue-numbering="true" text:style-name="WWNum5">
              <text:list-item>
                <text:p text:style-name="P78">Combat Sense (Sense) (Distance)</text:p>
              </text:list-item>
            </text:list>
            <text:p text:style-name="P51"/>
            <text:p text:style-name="P42">This power allows you to track targets in a fight using the listed senses, giving you the ability to attack and defend without penalty even if your sight is taken away. </text:p>
            <text:p text:style-name="P51"/>
            <text:p text:style-name="P42">If a distance is shown, then this sense only works out to that distance in hexes. If you attack a target further away than this distance, you will have to use another sense, or be considered blind.</text:p>
            <text:p text:style-name="P51"/>
            <text:list xml:id="list144041641056450" text:continue-numbering="true" text:style-name="WWNum5">
              <text:list-item>
                <text:p text:style-name="P78">Combat Sense (Hearing) (20)</text:p>
              </text:list-item>
            </text:list>
            <text:p text:style-name="P51"/>
            <text:p text:style-name="P1"><text:span text:style-name="T3">Even if blinded, you can track combatants up to 20 hexes away using your sense of hearing. You can attack and defend these targets without penalty. </text:span><text:span text:style-name="T4">If you are deafened, you can no longer use your hearing to track targets.</text:span></text:p>
          </table:table-cell>
        </table:table-row>
        <table:table-row table:style-name="Table1.1">
          <table:table-cell table:style-name="Table1.A1" office:value-type="string">
            <text:p text:style-name="P12">Cone</text:p>
          </table:table-cell>
          <table:table-cell table:style-name="Table1.A1" office:value-type="string">
            <text:list xml:id="list144042015613716" text:continue-numbering="true" text:style-name="WWNum5">
              <text:list-item>
                <text:p text:style-name="P78">Cone (Length of Side in Hexes)</text:p>
              </text:list-item>
            </text:list>
            <text:p text:style-name="P51"/>
            <text:p text:style-name="P42">This power affects all targets in a cone. The cone starts at an origin hex, then forms a triangle with the two sides being as long as the length listed. The origin hex counts as part of the sides, so Cone (1) would hit a single hex, Cone (2) hits a triangle of 3 total hexes, Cone (3) is 6 total hexes, etc.</text:p>
            <text:p text:style-name="P51"/>
            <text:list xml:id="list144041917615632" text:continue-numbering="true" text:style-name="WWNum5">
              <text:list-item>
                <text:p text:style-name="P78">Cone (4)</text:p>
              </text:list-item>
            </text:list>
            <text:p text:style-name="P51"/>
            <text:p text:style-name="P42">This power hits a cone that extends 4 hexes/side, affecting a total of 10 hexes.</text:p>
          </table:table-cell>
        </table:table-row>
        <table:table-row table:style-name="Table1.1">
          <table:table-cell table:style-name="Table1.A1" office:value-type="string">
            <text:p text:style-name="P12">Damage</text:p>
          </table:table-cell>
          <table:table-cell table:style-name="Table1.A1" office:value-type="string">
            <text:list xml:id="list144042628112402" text:continue-numbering="true" text:style-name="WWNum5">
              <text:list-item>
                <text:p text:style-name="P54">Damage (Amount) (Types, Descriptors)</text:p>
              </text:list-item>
            </text:list>
            <text:p text:style-name="P47"/>
            <text:p text:style-name="P1"><text:span text:style-name="T1">The power does damage to its target, typically listed as a number of dice. If a stat is listed, then that stat’s </text:span><text:span text:style-name="T6">Damage Die</text:span><text:span text:style-name="T1"> is added (as opposed to the value of the stat).</text:span></text:p>
            <text:p text:style-name="P47"/>
            <text:p text:style-name="P1"><text:span text:style-name="T1">Damage is listed as </text:span><text:span text:style-name="T6">Physical, Energy, </text:span><text:span text:style-name="T1">or </text:span><text:span text:style-name="T6">Mental</text:span><text:span text:style-name="T1">. Any additional damage descriptors are listed here also.</text:span></text:p>
            <text:p text:style-name="P47"/>
            <text:p text:style-name="P9">Damage effects stack, but if the modifier lists damage types, then only a power with a similar damage type can be modified. (A Physical damage power cannot be modified by a Mental <text:soft-page-break/>damage power.) However, if a modifier power lists no damage types, then it can modify any damage type.</text:p>
            <text:p text:style-name="P47"/>
            <text:list xml:id="list144043006918624" text:continue-numbering="true" text:style-name="WWNum5">
              <text:list-item>
                <text:p text:style-name="P54">Damage (2d8 + SKL) (Physical, Stabbing)</text:p>
              </text:list-item>
            </text:list>
            <text:p text:style-name="P47"/>
            <text:p text:style-name="P9">This power does damage to its target equal to 2d8 + the attacker’s Skill die. The damage is physical, and is only reduced by physical armor. The descriptor is “stabbing” (not to be confused with the Pierce or Penetrate effects), and any powers that have special reactions with “stabbing” attacks activate. <text:s/></text:p>
            <text:p text:style-name="P47"/>
            <text:list xml:id="list144042986992963" text:continue-numbering="true" text:style-name="WWNum5">
              <text:list-item>
                <text:p text:style-name="P54">Damage (1)</text:p>
              </text:list-item>
            </text:list>
            <text:p text:style-name="P47"/>
            <text:p text:style-name="P9">This power adds one point of damage to the power it is modifying. Since no damage type is listed, any power can benefit.</text:p>
          </table:table-cell>
        </table:table-row>
        <table:table-row table:style-name="Table1.1">
          <table:table-cell table:style-name="Table1.A1" office:value-type="string">
            <text:p text:style-name="P12">Dark Vision</text:p>
          </table:table-cell>
          <table:table-cell table:style-name="Table1.A1" office:value-type="string">
            <text:list xml:id="list144041647789946" text:continue-numbering="true" text:style-name="WWNum5">
              <text:list-item>
                <text:p text:style-name="P54">Dark Vision</text:p>
              </text:list-item>
            </text:list>
            <text:p text:style-name="P47"/>
            <text:p text:style-name="P1"><text:span text:style-name="T1">You can see in natural darkness as though it were daylight. You take no penalties to spot things in the dark. </text:span><text:span text:style-name="T2">Unnatural darkness (such as that cause by a power) will still block dark vision.</text:span></text:p>
          </table:table-cell>
        </table:table-row>
        <table:table-row table:style-name="Table1.1">
          <table:table-cell table:style-name="Table1.A3" office:value-type="string">
            <text:p text:style-name="P14">Darkness</text:p>
          </table:table-cell>
          <table:table-cell table:style-name="Table1.A3" office:value-type="string">
            <text:list xml:id="list144043344586636" text:continue-numbering="true" text:style-name="WWNum5">
              <text:list-item>
                <text:p text:style-name="P59">Darkness (Senses)</text:p>
              </text:list-item>
            </text:list>
            <text:p text:style-name="P13"/>
            <text:p text:style-name="P13">Creates a field of darkness that is opaque to all forms of sight except for the ones listed. Anyone who is acting inside the field, or shooting through it, suffers penalties as though they were <text:span text:style-name="T8">Blind</text:span><text:span text:style-name="T10"> unless they have one of the sights listed, or another way to track their target.</text:span></text:p>
          </table:table-cell>
        </table:table-row>
        <table:table-row table:style-name="Table1.1">
          <table:table-cell table:style-name="Table1.A1" office:value-type="string">
            <text:p text:style-name="P12">Defense</text:p>
          </table:table-cell>
          <table:table-cell table:style-name="Table1.A1" office:value-type="string">
            <text:list xml:id="list144042290243219" text:continue-numbering="true" text:style-name="WWNum5">
              <text:list-item>
                <text:p text:style-name="P54">Defense (Amount)</text:p>
              </text:list-item>
            </text:list>
            <text:p text:style-name="P47"/>
            <text:p text:style-name="P9">This power increases all of your defense skills by the listed amount.</text:p>
          </table:table-cell>
        </table:table-row>
        <table:table-row table:style-name="Table1.1">
          <table:table-cell table:style-name="Table1.A3" office:value-type="string">
            <text:p text:style-name="P27">Deflect</text:p>
          </table:table-cell>
          <table:table-cell table:style-name="Table1.A3" office:value-type="string">
            <text:list xml:id="list144042586670325" text:continue-numbering="true" text:style-name="WWNum5">
              <text:list-item>
                <text:p text:style-name="P60">Deflect (Chance) (Attack Type) (Deflection Instructions)</text:p>
              </text:list-item>
            </text:list>
            <text:p text:style-name="P26"/>
            <text:p text:style-name="P26">This power has an x/12 chance to negate an attack that hits you if it has the listed type or descriptors. Deflect powers without a listed type are effective against all attacks. Deflected attacks are then redirected based on the instructions given. If no instructions are listed, the attack is not deflected, but simply negated.</text:p>
            <text:p text:style-name="P26"/>
            <text:list xml:id="list144042729177670" text:continue-numbering="true" text:style-name="WWNum5">
              <text:list-item>
                <text:p text:style-name="P60">Deflect (3) (Physical, Ranged)</text:p>
              </text:list-item>
              <text:list-item>
                <text:p text:style-name="P60">Deflected attacks fly in a random direction for 10 hexes, hitting the first person in their path if the deflector makes a to-hit roll using Shoot</text:p>
              </text:list-item>
            </text:list>
            <text:p text:style-name="P25"/>
            <text:p text:style-name="P26">This attack deflects ranged physical attacks on a 3/12 chance.</text:p>
          </table:table-cell>
        </table:table-row>
        <table:table-row table:style-name="Table1.1">
          <table:table-cell table:style-name="Table1.A1" office:value-type="string">
            <text:p text:style-name="P12">Drain</text:p>
          </table:table-cell>
          <table:table-cell table:style-name="Table1.A1" office:value-type="string">
            <text:list xml:id="list144042470946940" text:continue-numbering="true" text:style-name="WWNum5">
              <text:list-item>
                <text:p text:style-name="P54">Drain (Amount) (Drained Stats) (Save Stats)</text:p>
              </text:list-item>
            </text:list>
            <text:p text:style-name="P47"/>
            <text:p text:style-name="P9">When this power hits its target, it applies the Drained status to him, causing him to lose points from the drained stats equal to the listed amount. This is negated if the target makes a save with one of the listed save stats.</text:p>
            <text:p text:style-name="P47"/>
            <text:p text:style-name="P1"><text:span text:style-name="T1">(See </text:span><text:span text:style-name="T6">Status Effects</text:span><text:span text:style-name="T1"> in the Combat section for more details.)</text:span></text:p>
            <text:p text:style-name="P47"/>
            <text:list xml:id="list144042425455772" text:continue-numbering="true" text:style-name="WWNum5">
              <text:list-item>
                <text:p text:style-name="P54">Drain (2d4) (Power) (Reflex)</text:p>
              </text:list-item>
            </text:list>
            <text:p text:style-name="P47"/>
            <text:p text:style-name="P9">The target of this power must make a Reflex save, or else lose 2d4 from their Power stat.</text:p>
          </table:table-cell>
        </table:table-row>
        <table:table-row table:style-name="Table1.1">
          <table:table-cell table:style-name="Table1.A1" office:value-type="string">
            <text:p text:style-name="P12">Duration</text:p>
          </table:table-cell>
          <table:table-cell table:style-name="Table1.A1" office:value-type="string">
            <text:list xml:id="list144042750627038" text:continue-numbering="true" text:style-name="WWNum5">
              <text:list-item>
                <text:p text:style-name="P54">Duration (Duration)</text:p>
              </text:list-item>
            </text:list>
            <text:p text:style-name="P47"/>
            <text:p text:style-name="P9">The power lasts for a length of time equal to the time listed. If no time unit is listed, then the duration is in combat (R)ounds. However, the duration can also be listed in (M)inutes, (H)ours, or even (D)ays.</text:p>
            <text:p text:style-name="P47"><text:soft-page-break/></text:p>
            <text:list xml:id="list144043446123236" text:continue-numbering="true" text:style-name="WWNum5">
              <text:list-item>
                <text:p text:style-name="P54">Duration (2d4)</text:p>
              </text:list-item>
            </text:list>
            <text:p text:style-name="P47"/>
            <text:p text:style-name="P9">The power lasts 2d4 combat rounds.</text:p>
            <text:p text:style-name="P47"/>
            <text:list xml:id="list144041786022496" text:continue-numbering="true" text:style-name="WWNum5">
              <text:list-item>
                <text:p text:style-name="P54">Duration (3H)</text:p>
              </text:list-item>
            </text:list>
            <text:p text:style-name="P47"/>
            <text:p text:style-name="P9">The power lasts 3 hours.</text:p>
          </table:table-cell>
        </table:table-row>
        <table:table-row table:style-name="Table1.1">
          <table:table-cell table:style-name="Table1.A1" office:value-type="string">
            <text:p text:style-name="P27">Each Round</text:p>
          </table:table-cell>
          <table:table-cell table:style-name="Table1.A1" office:value-type="string">
            <text:list xml:id="list144041958471468" text:continue-numbering="true" text:style-name="WWNum5">
              <text:list-item>
                <text:p text:style-name="P60">Each Round: Effect</text:p>
              </text:list-item>
            </text:list>
            <text:p text:style-name="P26"/>
            <text:p text:style-name="P26">While suffering some other status effect, the victim suffers this additional effect each round. The additional effect ends once the victim saves against the original effect.</text:p>
          </table:table-cell>
        </table:table-row>
        <table:table-row table:style-name="Table1.1">
          <table:table-cell table:style-name="Table1.A3" office:value-type="string">
            <text:p text:style-name="P12">Entangle</text:p>
          </table:table-cell>
          <table:table-cell table:style-name="Table1.A3" office:value-type="string">
            <text:list xml:id="list144042745226202" text:continue-numbering="true" text:style-name="WWNum5">
              <text:list-item>
                <text:p text:style-name="P54">Entangle (Entangle Hit Points) (Entangle Armor)</text:p>
              </text:list-item>
            </text:list>
            <text:p text:style-name="P47"/>
            <text:p text:style-name="P9">If this power hits, it applies the Entangled status to its target. The entangling material or force has a number of hit points and armor equal to the listed amount.</text:p>
            <text:p text:style-name="P47"/>
            <text:p text:style-name="P9">This status lasts until the entangling material (or force) can be destroyed by attacks, either by the entangled character, or his allies. If the armor value of an entangle power lists an x instead of a 0, then that indicates that those type of attacks cannot be used to damage the entangle. (This is most often the case with mental attacks against a physical entangle power.)</text:p>
            <text:p text:style-name="P47"/>
            <text:p text:style-name="P1"><text:span text:style-name="T1">(See </text:span><text:span text:style-name="T6">Status Effects</text:span><text:span text:style-name="T1"> in the Combat section for more details.)</text:span></text:p>
            <text:p text:style-name="P47"/>
            <text:p text:style-name="P9">Entangle powers often have additional effects. These effects can activate when the entangle first hits, each round the target is entangled, or when the target escapes. These effects will be listed with the prefixes:</text:p>
            <text:p text:style-name="P47"/>
            <text:list xml:id="list144043201622144" text:continue-numbering="true" text:style-name="WWNum5">
              <text:list-item>
                <text:p text:style-name="P54">On Hit – This effect activates once when the power first hits the target.</text:p>
              </text:list-item>
              <text:list-item>
                <text:p text:style-name="P54">Each Round – This effect happens at the end of any round the target remains entangled.</text:p>
              </text:list-item>
              <text:list-item>
                <text:p text:style-name="P54">On Escape – This effect fires when the target breaks out (or is broken out) of the entangle.</text:p>
              </text:list-item>
            </text:list>
          </table:table-cell>
        </table:table-row>
        <table:table-row table:style-name="Table1.1">
          <table:table-cell table:style-name="Table1.A3" office:value-type="string">
            <text:p text:style-name="P20">Extra Limb</text:p>
          </table:table-cell>
          <table:table-cell table:style-name="Table1.A3" office:value-type="string">
            <text:list xml:id="list144043260131296" text:continue-numbering="true" text:style-name="WWNum5">
              <text:list-item>
                <text:p text:style-name="P62">Extra Limb</text:p>
              </text:list-item>
            </text:list>
            <text:p text:style-name="P19"/>
            <text:p text:style-name="P19">You have an extra limb that can be used to hold things, and manipulate objects. You do not gain any extra attacks, or other combat advantages due to having this limb, unless otherwise stated in the power.</text:p>
            <text:p text:style-name="P19"/>
            <text:p text:style-name="P19">However, at the GM’s discretion, you may be able to get a small advantage when the NPCs do not know that this limb is useful. For instance, if an enemy does not know your tail is prehensile, they might not know to restrain it, thus leaving it free when they cause vines to wrap around your wrists. Police might be unaware, or unable to handcuff your prehensile tail… and so on.</text:p>
            <text:p text:style-name="P19"/>
            <text:p text:style-name="P19">When in doubt, if you are <text:span text:style-name="T8">Restrained</text:span><text:span text:style-name="T10">, you have a 4/12 chance of this limb being left free.</text:span></text:p>
          </table:table-cell>
        </table:table-row>
        <table:table-row table:style-name="Table1.1">
          <table:table-cell table:style-name="Table1.A1" office:value-type="string">
            <text:p text:style-name="P12">Fast</text:p>
          </table:table-cell>
          <table:table-cell table:style-name="Table1.A1" office:value-type="string">
            <text:list xml:id="list144041743246554" text:continue-numbering="true" text:style-name="WWNum5">
              <text:list-item>
                <text:p text:style-name="P54">Fast (Chance)</text:p>
              </text:list-item>
            </text:list>
            <text:p text:style-name="P47"/>
            <text:p text:style-name="P9">Each round, you have an x/12 chance to get a free action.</text:p>
          </table:table-cell>
        </table:table-row>
        <table:table-row table:style-name="Table1.1">
          <table:table-cell table:style-name="Table1.A1" office:value-type="string">
            <text:p text:style-name="P16">Fear</text:p>
          </table:table-cell>
          <table:table-cell table:style-name="Table1.A1" office:value-type="string">
            <text:list xml:id="list144042362179246" text:continue-numbering="true" text:style-name="WWNum5">
              <text:list-item>
                <text:p text:style-name="P63">Fear (Save Stats)</text:p>
              </text:list-item>
            </text:list>
            <text:p text:style-name="P15"/>
            <text:p text:style-name="P15">The target must save using one of the listed stats, or become <text:span text:style-name="T8">Afraid</text:span><text:span text:style-name="T10"> of you.</text:span></text:p>
          </table:table-cell>
        </table:table-row>
        <table:table-row table:style-name="Table1.1">
          <table:table-cell table:style-name="Table1.A3" office:value-type="string">
            <text:p text:style-name="P12">Festering</text:p>
          </table:table-cell>
          <table:table-cell table:style-name="Table1.A3" office:value-type="string">
            <text:list xml:id="list144041989938034" text:continue-numbering="true" text:style-name="WWNum5">
              <text:list-item>
                <text:p text:style-name="P54">Festering (Chance)</text:p>
              </text:list-item>
            </text:list>
            <text:p text:style-name="P47"/>
            <text:p text:style-name="P9">When this power hits a target, it has a chance to inflict the Festering status effect. The chance shown is equal to the x/12 chance of inflicting the effect each hit.</text:p>
            <text:p text:style-name="P47"/>
            <text:p text:style-name="P1"><text:soft-page-break/><text:span text:style-name="T1">(See </text:span><text:span text:style-name="T6">Status Effects</text:span><text:span text:style-name="T1"> in the Combat section for more details.)</text:span></text:p>
          </table:table-cell>
        </table:table-row>
        <table:table-row table:style-name="Table1.1">
          <table:table-cell table:style-name="Table1.A1" office:value-type="string">
            <text:p text:style-name="P12">Heal</text:p>
          </table:table-cell>
          <table:table-cell table:style-name="Table1.A1" office:value-type="string">
            <text:list xml:id="list144042806918693" text:continue-numbering="true" text:style-name="WWNum5">
              <text:list-item>
                <text:p text:style-name="P54">Heal (Amount)</text:p>
              </text:list-item>
            </text:list>
            <text:p text:style-name="P47"/>
            <text:p text:style-name="P9">The target of this power heals a number of hit points equal to the listed amount. This cannot bring them above their maximum hit points.</text:p>
            <text:p text:style-name="P47"/>
            <text:p text:style-name="P9">This power does not affect characters who are defeated unless the effect Revives is also present.</text:p>
          </table:table-cell>
        </table:table-row>
        <table:table-row table:style-name="Table1.1">
          <table:table-cell table:style-name="Table1.A1" office:value-type="string">
            <text:p text:style-name="P23">Ignite</text:p>
          </table:table-cell>
          <table:table-cell table:style-name="Table1.A1" office:value-type="string">
            <text:list xml:id="list144041892280811" text:continue-numbering="true" text:style-name="WWNum5">
              <text:list-item>
                <text:p text:style-name="P64">Ignite (Chance)</text:p>
              </text:list-item>
            </text:list>
            <text:p text:style-name="P22"/>
            <text:p text:style-name="P10">When this power hits a target, it has a chance to inflict the <text:span text:style-name="T12">Ignite</text:span> status effect. The chance shown is equal to the x/12 chance of inflicting the effect each hit. </text:p>
            <text:p text:style-name="P10"/>
            <text:p text:style-name="P10">(See <text:span text:style-name="T8">Status Effects</text:span> in the Combat section for more details.)</text:p>
          </table:table-cell>
        </table:table-row>
        <table:table-row table:style-name="Table1.1">
          <table:table-cell table:style-name="Table1.A3" office:value-type="string">
            <text:p text:style-name="P23">Igniter</text:p>
          </table:table-cell>
          <table:table-cell table:style-name="Table1.A3" office:value-type="string">
            <text:list xml:id="list144042543054117" text:continue-numbering="true" text:style-name="WWNum5">
              <text:list-item>
                <text:p text:style-name="P64">Igniter (Chance)</text:p>
              </text:list-item>
            </text:list>
            <text:p text:style-name="P21"/>
            <text:p text:style-name="P10">While this power is active (such as a trait, or a stance), all attacks made by this character have a chance to inflict the <text:span text:style-name="T12">Ignite</text:span> status on their target. The chance indicates the x/12 chance for the effect to occur on each hit.</text:p>
            <text:p text:style-name="P48"/>
            <text:p text:style-name="P10">It is important to note that attack powers are only active the instant they fire. A character with an attack with the <text:span text:style-name="T12">Igniter</text:span> property does not get <text:span text:style-name="T12">Igniter</text:span> applied to all their attacks, just the particular attack with the effect.</text:p>
            <text:p text:style-name="P48"/>
            <text:p text:style-name="P10"><text:span text:style-name="T12">Igniter</text:span> stacks with other <text:span text:style-name="T12">Igniter</text:span> effects.</text:p>
          </table:table-cell>
        </table:table-row>
        <table:table-row table:style-name="Table1.1">
          <table:table-cell table:style-name="Table1.A3" office:value-type="string">
            <text:p text:style-name="P27">Immobilize</text:p>
          </table:table-cell>
          <table:table-cell table:style-name="Table1.A3" office:value-type="string">
            <text:list xml:id="list144042393999683" text:continue-numbering="true" text:style-name="WWNum5">
              <text:list-item>
                <text:p text:style-name="P60">Immobilize (Save Stats)</text:p>
                <text:p text:style-name="P80"/>
                <text:p text:style-name="P80">This power applies the Immobilized status to the target if they fail their saving throw.</text:p>
              </text:list-item>
            </text:list>
            <text:p text:style-name="P52"/>
            <text:list xml:id="list144041721891078" text:continue-numbering="true" text:style-name="WWNum5">
              <text:list-header>
                <text:p text:style-name="P61">(See <text:span text:style-name="T8">Status Effects</text:span> in the Combat section for more details.)</text:p>
              </text:list-header>
            </text:list>
          </table:table-cell>
        </table:table-row>
        <table:table-row table:style-name="Table1.1">
          <table:table-cell table:style-name="Table1.A3" office:value-type="string">
            <text:p text:style-name="P14">Immune</text:p>
          </table:table-cell>
          <table:table-cell table:style-name="Table1.A3" office:value-type="string">
            <text:list xml:id="list144042160090132" text:continue-numbering="true" text:style-name="WWNum5">
              <text:list-item>
                <text:p text:style-name="P59">Immune (Effects)</text:p>
              </text:list-item>
            </text:list>
            <text:p text:style-name="P13"/>
            <text:p text:style-name="P13">You are immune to the listed statuses and effects.</text:p>
            <text:p text:style-name="P13"/>
            <text:list xml:id="list144042083893238" text:continue-numbering="true" text:style-name="WWNum5">
              <text:list-item>
                <text:p text:style-name="P59">Immune (Curse)</text:p>
              </text:list-item>
            </text:list>
            <text:p text:style-name="P13"/>
            <text:p text:style-name="P13">You are immune to the Curse status effect, and cannot ever get that status effect.</text:p>
          </table:table-cell>
        </table:table-row>
        <table:table-row table:style-name="Table1.1">
          <table:table-cell table:style-name="Table1.A3" office:value-type="string">
            <text:p text:style-name="P27">Impair</text:p>
          </table:table-cell>
          <table:table-cell table:style-name="Table1.A3" office:value-type="string">
            <text:list xml:id="list144042875570561" text:continue-numbering="true" text:style-name="WWNum5">
              <text:list-item>
                <text:p text:style-name="P60">Impair (Magnitude) (Save Stats)</text:p>
                <text:p text:style-name="P80"/>
                <text:p text:style-name="P80">This power applies the Impair status to the target if they fail their saving throw. The amount of the impairment is equal to the magnitude. I</text:p>
              </text:list-item>
            </text:list>
            <text:p text:style-name="P52"/>
            <text:list xml:id="list144043141710225" text:continue-numbering="true" text:style-name="WWNum5">
              <text:list-header>
                <text:p text:style-name="P61">(See <text:span text:style-name="T8">Status Effects</text:span> in the Combat section for more details.)</text:p>
              </text:list-header>
            </text:list>
          </table:table-cell>
        </table:table-row>
        <table:table-row table:style-name="Table1.1">
          <table:table-cell table:style-name="Table1.A3" office:value-type="string">
            <text:p text:style-name="P12">Instant Change</text:p>
          </table:table-cell>
          <table:table-cell table:style-name="Table1.A3" office:value-type="string">
            <text:list xml:id="list144043368710800" text:continue-numbering="true" text:style-name="WWNum5">
              <text:list-item>
                <text:p text:style-name="P54">Instant Change</text:p>
              </text:list-item>
            </text:list>
            <text:p text:style-name="P47"/>
            <text:p text:style-name="P9">You are able to change your appearance instantly between your mundane and super hero personas. If you are proficient in disguise, you can change into a new disguise as long as you are out of sight on anyone who might oppose the disguise check.</text:p>
          </table:table-cell>
        </table:table-row>
        <table:table-row table:style-name="Table1.1">
          <table:table-cell table:style-name="Table1.A1" office:value-type="string">
            <text:p text:style-name="P14">Intangible</text:p>
          </table:table-cell>
          <table:table-cell table:style-name="Table1.A1" office:value-type="string">
            <text:list xml:id="list144042025483255" text:continue-numbering="true" text:style-name="WWNum5">
              <text:list-item>
                <text:p text:style-name="P59">Intangible (Descriptors or Damage Types)</text:p>
              </text:list-item>
            </text:list>
            <text:p text:style-name="P13"/>
            <text:p text:style-name="P13">You are intangible and cannot be touched or affected by any powers. The descriptors and damage types listed are the exceptions, and any power that does that type of damage, or has one of those descriptors can still affect you.</text:p>
            <text:p text:style-name="P13"/>
            <text:list xml:id="list144041707158544" text:continue-numbering="true" text:style-name="WWNum5">
              <text:list-item>
                <text:p text:style-name="P59">Intangible (Light, Mental)</text:p>
              </text:list-item>
            </text:list>
            <text:p text:style-name="P13"/>
            <text:p text:style-name="P13"><text:soft-page-break/>You cannot be affected by any power unless that power does Mental damage, or has the Light descriptor.</text:p>
          </table:table-cell>
        </table:table-row>
        <table:table-row table:style-name="Table1.1">
          <table:table-cell table:style-name="Table1.A3" office:value-type="string">
            <text:p text:style-name="P12">Invisible</text:p>
          </table:table-cell>
          <table:table-cell table:style-name="Table1.A3" office:value-type="string">
            <text:list xml:id="list144041637378959" text:continue-numbering="true" text:style-name="WWNum5">
              <text:list-item>
                <text:p text:style-name="P54">Invisible (Conditions) (Senses)</text:p>
              </text:list-item>
            </text:list>
            <text:p text:style-name="P47"/>
            <text:p text:style-name="P9">You are invisible in the listed conditions to the listed senses. If no senses are listed, assume that the power makes you invisible to normal sight only. If no conditions are listed, then you are invisible just by having the power activated.</text:p>
            <text:p text:style-name="P47"/>
            <text:list xml:id="list144041759300066" text:continue-numbering="true" text:style-name="WWNum5">
              <text:list-item>
                <text:p text:style-name="P54">Invisible (Underwater) (Normal Sight, UV, IR)</text:p>
              </text:list-item>
            </text:list>
            <text:p text:style-name="P47"/>
            <text:p text:style-name="P9">While you are underwater, you are invisible to normal sight, infra-red vision, and ultra-violet vision.</text:p>
            <text:p text:style-name="P9"><text:s/></text:p>
          </table:table-cell>
        </table:table-row>
        <table:table-row table:style-name="Table1.1">
          <table:table-cell table:style-name="Table1.A1" office:value-type="string">
            <text:p text:style-name="P12">Jump</text:p>
          </table:table-cell>
          <table:table-cell table:style-name="Table1.A1" office:value-type="string">
            <text:list xml:id="list144043121626924" text:continue-numbering="true" text:style-name="WWNum5">
              <text:list-item>
                <text:p text:style-name="P54">Jump (Distance in Hexes/Round)</text:p>
              </text:list-item>
            </text:list>
            <text:p text:style-name="P47"/>
            <text:p text:style-name="P1"><text:span text:style-name="T1">You may use a </text:span><text:span text:style-name="T6">Full Move</text:span><text:span text:style-name="T1"> to jump the listed distance in a combat round, or a </text:span><text:span text:style-name="T6">Half Move</text:span><text:span text:style-name="T1"> to jump half the listed distance (rounded up). Jump effects do not stack, only your highest Jump effect counts.</text:span></text:p>
          </table:table-cell>
        </table:table-row>
        <table:table-row table:style-name="Table1.1">
          <table:table-cell table:style-name="Table1.A1" office:value-type="string">
            <text:p text:style-name="P12">Knock</text:p>
          </table:table-cell>
          <table:table-cell table:style-name="Table1.A1" office:value-type="string">
            <text:list xml:id="list144041646152818" text:continue-numbering="true" text:style-name="WWNum5">
              <text:list-item>
                <text:p text:style-name="P54">Knock (Chance)</text:p>
              </text:list-item>
            </text:list>
            <text:p text:style-name="P47"/>
            <text:p text:style-name="P9">This power has a chance to knock its targets flying. Any damage dice rolled in this power do knockback if they roll the highest numbers on the type of die. The required roll is based on the chance, where a 1 means only the highest result knocks, a 2 means the highest 2 results knock, a 3 means the highest 3 results knock, etc.</text:p>
            <text:p text:style-name="P47"/>
            <text:p text:style-name="P9">So, if a power does 3d8, and has a Knock (2) effect, then any dice rolled with a 7 or 8 will knock the target back.</text:p>
            <text:p text:style-name="P47"/>
            <text:p text:style-name="P9">By default, all damage dice have Knock (2), except for d4, which has a default of Knock (1), and d3 (or less) which cannot ever knock.</text:p>
            <text:p text:style-name="P47"/>
            <text:p text:style-name="P1"><text:span text:style-name="T1">See </text:span><text:span text:style-name="T6">Knockback</text:span><text:span text:style-name="T1"> in the </text:span><text:span text:style-name="T6">Combat</text:span><text:span text:style-name="T1"> section for more details.</text:span></text:p>
          </table:table-cell>
        </table:table-row>
        <table:table-row table:style-name="Table1.1">
          <table:table-cell table:style-name="Table1.A1" office:value-type="string">
            <text:p text:style-name="P12">Knock Dice</text:p>
          </table:table-cell>
          <table:table-cell table:style-name="Table1.A1" office:value-type="string">
            <text:list xml:id="list144041907458959" text:continue-numbering="true" text:style-name="WWNum5">
              <text:list-item>
                <text:p text:style-name="P54">Knock Dice (Extra Dice)</text:p>
              </text:list-item>
            </text:list>
            <text:p text:style-name="P47"/>
            <text:p text:style-name="P9">This power has an increased chance to knock, and knocks enemies further. When you roll damage, you may roll an extra die and count it for purposes of knocking the targets (but not for damage).</text:p>
          </table:table-cell>
        </table:table-row>
        <table:table-row table:style-name="Table1.1">
          <table:table-cell table:style-name="Table1.A1" office:value-type="string">
            <text:p text:style-name="P12">Knock Distance</text:p>
          </table:table-cell>
          <table:table-cell table:style-name="Table1.A1" office:value-type="string">
            <text:list xml:id="list144042228970399" text:continue-numbering="true" text:style-name="WWNum5">
              <text:list-item>
                <text:p text:style-name="P54">Knock Distance (Distance in Hexes)</text:p>
              </text:list-item>
            </text:list>
            <text:p text:style-name="P47"/>
            <text:p text:style-name="P9">This power adds to the distance you knock an opponent, when you knock them.</text:p>
          </table:table-cell>
        </table:table-row>
        <table:table-row table:style-name="Table1.1">
          <table:table-cell table:style-name="Table1.A1" office:value-type="string">
            <text:p text:style-name="P12">Knocker </text:p>
          </table:table-cell>
          <table:table-cell table:style-name="Table1.A1" office:value-type="string">
            <text:list xml:id="list144042542743816" text:continue-numbering="true" text:style-name="WWNum5">
              <text:list-item>
                <text:p text:style-name="P54">Knocker (Chance)</text:p>
              </text:list-item>
            </text:list>
            <text:p text:style-name="P47"/>
            <text:p text:style-name="P9">While this power is active, it adds to the chance to score a knock with your damage dice.</text:p>
            <text:p text:style-name="P47"/>
            <text:list xml:id="list144041377069869" text:continue-numbering="true" text:style-name="WWNum5">
              <text:list-item>
                <text:p text:style-name="P54">Knocker (1)</text:p>
              </text:list-item>
            </text:list>
            <text:p text:style-name="P47"/>
            <text:p text:style-name="P9">The damage dice of any attack you fire have their knock chance increased by 1. For example, a power with Knock (2) would now have Knock (3).</text:p>
          </table:table-cell>
        </table:table-row>
        <table:table-row table:style-name="Table1.1">
          <table:table-cell table:style-name="Table1.A1" office:value-type="string">
            <text:p text:style-name="P12">Language</text:p>
          </table:table-cell>
          <table:table-cell table:style-name="Table1.A1" office:value-type="string">
            <text:list xml:id="list144041709983455" text:continue-numbering="true" text:style-name="WWNum5">
              <text:list-item>
                <text:p text:style-name="P54">Language (Languages or Creatures)</text:p>
              </text:list-item>
            </text:list>
            <text:p text:style-name="P47"/>
            <text:p text:style-name="P9">You can speak additional languages, or speak to creature with which you cannot otherwise communicate.</text:p>
          </table:table-cell>
        </table:table-row>
        <table:table-row table:style-name="Table1.1">
          <table:table-cell table:style-name="Table1.A1" office:value-type="string">
            <text:p text:style-name="P12">Light</text:p>
          </table:table-cell>
          <table:table-cell table:style-name="Table1.A1" office:value-type="string">
            <text:list xml:id="list144041729366035" text:continue-numbering="true" text:style-name="WWNum5">
              <text:list-item>
                <text:p text:style-name="P54">Light, Area (Size)</text:p>
              </text:list-item>
            </text:list>
            <text:p text:style-name="P47"/>
            <text:p text:style-name="P9"><text:soft-page-break/>This power lights up an area, negating any penalties to spot things due to darkness. This power will have another trait that specifies the shape and size of this light. Unless otherwise stated, darkness caused by superpowers, or otherworldly effects is not canceled.</text:p>
            <text:p text:style-name="P47"/>
            <text:list xml:id="list144041549229427" text:continue-numbering="true" text:style-name="WWNum5">
              <text:list-item>
                <text:p text:style-name="P54">Light, Cone (20)</text:p>
              </text:list-item>
            </text:list>
            <text:p text:style-name="P47"/>
            <text:p text:style-name="P9">This power shines a light in a wide cone up to 20 hexes (40 meters) away, negating any penalties for darkness.</text:p>
          </table:table-cell>
        </table:table-row>
        <table:table-row table:style-name="Table1.1">
          <table:table-cell table:style-name="Table1.A3" office:value-type="string">
            <text:p text:style-name="P41">Luck</text:p>
          </table:table-cell>
          <table:table-cell table:style-name="Table1.A3" office:value-type="string">
            <text:list xml:id="list144042244807062" text:continue-numbering="true" text:style-name="WWNum5">
              <text:list-item>
                <text:p text:style-name="P65">Luck (Uses)</text:p>
              </text:list-item>
            </text:list>
            <text:p text:style-name="P40"/>
            <text:p text:style-name="P40">Luck allows you to force a reroll of any check or roll in the game. Each scene, you can do this up to the number of uses listed.</text:p>
          </table:table-cell>
        </table:table-row>
        <table:table-row table:style-name="Table1.1">
          <table:table-cell table:style-name="Table1.A1" office:value-type="string">
            <text:p text:style-name="P12">Negated By</text:p>
          </table:table-cell>
          <table:table-cell table:style-name="Table1.A1" office:value-type="string">
            <text:list xml:id="list144043359846436" text:continue-numbering="true" text:style-name="WWNum5">
              <text:list-item>
                <text:p text:style-name="P54">Negated By (Save Stats)</text:p>
              </text:list-item>
            </text:list>
            <text:p text:style-name="P47"/>
            <text:p text:style-name="P9">The effects in this power can be negated by a save against the listed stats.</text:p>
          </table:table-cell>
        </table:table-row>
        <table:table-row table:style-name="Table1.1">
          <table:table-cell table:style-name="Table1.A1" office:value-type="string">
            <text:p text:style-name="P5">On Escape</text:p>
          </table:table-cell>
          <table:table-cell table:style-name="Table1.A1" office:value-type="string">
            <text:list xml:id="list144042921443277" text:continue-numbering="true" text:style-name="WWNum5">
              <text:list-item>
                <text:p text:style-name="P66">On Escape: Effect</text:p>
              </text:list-item>
            </text:list>
            <text:p text:style-name="P4"/>
            <text:p text:style-name="P4">This power grabs, entangles, or otherwise puts a lasting status effect on the victim. When they escape that status, the listed effect is then applied to them.</text:p>
            <text:p text:style-name="P4"/>
            <text:list xml:id="list144041574410643" text:continue-numbering="true" text:style-name="WWNum5">
              <text:list-item>
                <text:p text:style-name="P66">On Escape: Festering (4)</text:p>
              </text:list-item>
            </text:list>
            <text:p text:style-name="P4"/>
            <text:p text:style-name="P4">When the victim escapes the main effect of this power, they will have a 4/12 chance of getting the Festering status.</text:p>
          </table:table-cell>
        </table:table-row>
        <table:table-row table:style-name="Table1.1">
          <table:table-cell table:style-name="Table1.A3" office:value-type="string">
            <text:p text:style-name="P18">On Move Start</text:p>
            <text:p text:style-name="P27">On Move End</text:p>
          </table:table-cell>
          <table:table-cell table:style-name="Table1.A3" office:value-type="string">
            <text:list xml:id="list144041519081508" text:continue-numbering="true" text:style-name="WWNum5">
              <text:list-item>
                <text:p text:style-name="P67">On Move Start: Effect</text:p>
              </text:list-item>
            </text:list>
            <text:p text:style-name="P17"/>
            <text:p text:style-name="P17">When you move using this power, you have an effect that originates from the starting <text:span text:style-name="T13">(or ending)</text:span> hex of your move.</text:p>
            <text:p text:style-name="P17"/>
            <text:list xml:id="list144042378530806" text:continue-numbering="true" text:style-name="WWNum5">
              <text:list-item>
                <text:p text:style-name="P67">On Move Start: Toxic Cloud</text:p>
              </text:list-item>
            </text:list>
            <text:list text:style-name="L1">
              <text:list-item>
                <text:p text:style-name="P68">Choke (Power, Toughness)</text:p>
              </text:list-item>
              <text:list-item>
                <text:p text:style-name="P68">Radius (2)</text:p>
              </text:list-item>
            </text:list>
            <text:p text:style-name="P17"/>
            <text:p text:style-name="P17">When you start your move, you leave a <text:span text:style-name="T11">toxic</text:span> cloud at your origin hex, and in all the hexes around it. This cloud causes anyone in it to have the Choking status effect.</text:p>
          </table:table-cell>
        </table:table-row>
        <table:table-row table:style-name="Table1.1">
          <table:table-cell table:style-name="Table1.A3" office:value-type="string">
            <text:p text:style-name="P12">Opaque</text:p>
          </table:table-cell>
          <table:table-cell table:style-name="Table1.A3" office:value-type="string">
            <text:list xml:id="list144042239972484" text:continue-list="list144042378530806" text:style-name="WWNum5">
              <text:list-item>
                <text:p text:style-name="P54">Opaque (Types of Vision)</text:p>
              </text:list-item>
            </text:list>
            <text:p text:style-name="P47"/>
            <text:p text:style-name="P9">This power is opaque and cannot be seen through by any of the listed types of vision.</text:p>
          </table:table-cell>
        </table:table-row>
        <table:table-row table:style-name="Table1.1">
          <table:table-cell table:style-name="Table1.A1" office:value-type="string">
            <text:p text:style-name="P12">Overland</text:p>
          </table:table-cell>
          <table:table-cell table:style-name="Table1.A1" office:value-type="string">
            <text:list xml:id="list144041638156074" text:continue-numbering="true" text:style-name="WWNum5">
              <text:list-item>
                <text:p text:style-name="P54">Overland (Multiplier)</text:p>
              </text:list-item>
            </text:list>
            <text:p text:style-name="P47"/>
            <text:p text:style-name="P9">If you are out of combat, you use your overland multiplier to determine the top speed of your movement powers.</text:p>
            <text:p text:style-name="P47"/>
            <text:p text:style-name="P1"><text:span text:style-name="T1">See the </text:span><text:span text:style-name="T6">Movement</text:span><text:span text:style-name="T1"> section for more details.</text:span></text:p>
          </table:table-cell>
        </table:table-row>
        <table:table-row table:style-name="Table1.1">
          <table:table-cell table:style-name="Table1.A1" office:value-type="string">
            <text:p text:style-name="P12">Passengers</text:p>
          </table:table-cell>
          <table:table-cell table:style-name="Table1.A1" office:value-type="string">
            <text:list xml:id="list144043328443441" text:continue-numbering="true" text:style-name="WWNum5">
              <text:list-item>
                <text:p text:style-name="P54">Passengers (Number of Passengers)</text:p>
              </text:list-item>
            </text:list>
            <text:p text:style-name="P47"/>
            <text:p text:style-name="P9">This movement power allows you to carry a number of passengers (or cargo of a similar weight and size) without otherwise hampering your ability to act. You do not need to use your limbs to carry them and they do not unbalance you in any way. </text:p>
          </table:table-cell>
        </table:table-row>
        <table:table-row table:style-name="Table1.1">
          <table:table-cell table:style-name="Table1.A1" office:value-type="string">
            <text:p text:style-name="P12">Pierce</text:p>
          </table:table-cell>
          <table:table-cell table:style-name="Table1.A1" office:value-type="string">
            <text:list xml:id="list144041442515983" text:continue-numbering="true" text:style-name="WWNum5">
              <text:list-item>
                <text:p text:style-name="P54">Pierce (Chance) <text:span text:style-name="T14">(Conditions)</text:span></text:p>
              </text:list-item>
            </text:list>
            <text:p text:style-name="P47"/>
            <text:p text:style-name="P9">This power has a chance of bypassing armor and applying its damage directly to the target’s hit points. The chance indicates the x/12 chance for the effect to occur on each hit. When you hit a target with a power with Pierce (4), you would roll a d12, and on a 1-4, pierce applies and your target does not get their armor to mitigate the attack.</text:p>
            <text:p text:style-name="P9"><text:soft-page-break/></text:p>
            <text:p text:style-name="P35">If there is a condition listed, then those conditions must be met before rolling the pierce chance.</text:p>
            <text:p text:style-name="P47"/>
            <text:p text:style-name="P9">Pierce effects stack with other Pierce effects, as well as Piercer effects.</text:p>
            <text:p text:style-name="P47"/>
            <text:list xml:id="list144042428813939" text:continue-numbering="true" text:style-name="WWNum5">
              <text:list-item>
                <text:p text:style-name="P54">Pierce (4)</text:p>
              </text:list-item>
            </text:list>
            <text:p text:style-name="P47"/>
            <text:p text:style-name="P9">When this power hits, there is a 4/12 chance that the damage ignores armor and is applied directly to the target’s hit points.</text:p>
            <text:p text:style-name="P9"/>
            <text:list xml:id="list144041425690399" text:continue-numbering="true" text:style-name="WWNum5">
              <text:list-item>
                <text:p text:style-name="P55">Pierce (<text:span text:style-name="T14">8</text:span>) <text:span text:style-name="T14">(Metal)</text:span></text:p>
              </text:list-item>
            </text:list>
            <text:p text:style-name="P49"/>
            <text:p text:style-name="P11">When this power hits, there is a <text:span text:style-name="T14">8</text:span>/12 chance that the damage ignores armor and is applied directly to the target’s hit points. <text:span text:style-name="T14">However, this chance is only rolled if the target is metal, or is protected by metal armor.</text:span></text:p>
          </table:table-cell>
        </table:table-row>
        <table:table-row table:style-name="Table1.1">
          <table:table-cell table:style-name="Table1.A1" office:value-type="string">
            <text:p text:style-name="P12">Piercer</text:p>
          </table:table-cell>
          <table:table-cell table:style-name="Table1.A1" office:value-type="string">
            <text:list xml:id="list144043483092381" text:continue-numbering="true" text:style-name="WWNum5">
              <text:list-item>
                <text:p text:style-name="P54">Piercer (Chance)</text:p>
              </text:list-item>
            </text:list>
            <text:p text:style-name="P47"/>
            <text:p text:style-name="P9">When this power is active, it adds to the pierce chance of every damage power fired by the character.</text:p>
            <text:p text:style-name="P47"/>
            <text:list xml:id="list144041804557843" text:continue-numbering="true" text:style-name="WWNum5">
              <text:list-item>
                <text:p text:style-name="P54">Piercer (1)</text:p>
              </text:list-item>
            </text:list>
            <text:p text:style-name="P47"/>
            <text:p text:style-name="P9">When this power is active, all attacks fired by this character get the Pierce (1) effect, or if the power already has the Pierce effect, its chance is increased by 1.</text:p>
          </table:table-cell>
        </table:table-row>
        <table:table-row table:style-name="Table1.1">
          <table:table-cell table:style-name="Table1.A1" office:value-type="string">
            <text:p text:style-name="P12">Proc</text:p>
          </table:table-cell>
          <table:table-cell table:style-name="Table1.A1" office:value-type="string">
            <text:list xml:id="list144041620405698" text:continue-numbering="true" text:style-name="WWNum5">
              <text:list-item>
                <text:p text:style-name="P54">Proc (Amount)</text:p>
              </text:list-item>
            </text:list>
            <text:p text:style-name="P47"/>
            <text:p text:style-name="P9">The chance of all of your procs (Bleed, Pierce, etc.) is increased by the amount.</text:p>
          </table:table-cell>
        </table:table-row>
        <table:table-row table:style-name="Table1.1">
          <table:table-cell table:style-name="Table1.A1" office:value-type="string">
            <text:p text:style-name="P12">Prone</text:p>
          </table:table-cell>
          <table:table-cell table:style-name="Table1.A1" office:value-type="string">
            <text:list xml:id="list144043326708530" text:continue-numbering="true" text:style-name="WWNum5">
              <text:list-item>
                <text:p text:style-name="P54">Prone (Save Stats)</text:p>
              </text:list-item>
            </text:list>
            <text:p text:style-name="P47"/>
            <text:p text:style-name="P9">This power inflicts the Prone status on the target if they fail their saving throw.</text:p>
          </table:table-cell>
        </table:table-row>
        <table:table-row table:style-name="Table1.1">
          <table:table-cell table:style-name="Table1.A1" office:value-type="string">
            <text:p text:style-name="P39">Quiet</text:p>
          </table:table-cell>
          <table:table-cell table:style-name="Table1.A1" office:value-type="string">
            <text:list xml:id="list144042796483945" text:continue-numbering="true" text:style-name="WWNum5">
              <text:list-item>
                <text:p text:style-name="P69">Quiet (Conditions)</text:p>
              </text:list-item>
            </text:list>
            <text:p text:style-name="P38"/>
            <text:p text:style-name="P38">This power is normally undetectable unless someone meets the conditions listed.</text:p>
          </table:table-cell>
        </table:table-row>
        <table:table-row table:style-name="Table1.1">
          <table:table-cell table:style-name="Table1.A3" office:value-type="string">
            <text:p text:style-name="P12">Radius</text:p>
          </table:table-cell>
          <table:table-cell table:style-name="Table1.A3" office:value-type="string">
            <text:list xml:id="list144042540871697" text:continue-numbering="true" text:style-name="WWNum5">
              <text:list-item>
                <text:p text:style-name="P54">Radius (Radius of Circular Area in Hexes)</text:p>
              </text:list-item>
            </text:list>
            <text:p text:style-name="P47"/>
            <text:p text:style-name="P9">This power hits a circular area of the listed radius. Please note that the center hex is counted as part of the radius. Thus a power with Radius (1) is hitting a single hex, while a power with Radius (2) is hitting a center hex, and the ring of hexes around it.</text:p>
            <text:p text:style-name="P47"/>
            <text:list xml:id="list144043345272571" text:continue-numbering="true" text:style-name="WWNum5">
              <text:list-item>
                <text:p text:style-name="P54">Radius (3)</text:p>
              </text:list-item>
            </text:list>
            <text:p text:style-name="P47"/>
            <text:p text:style-name="P9">This power hits an area equal to a center hex, and two rings of hexes around that center hex.</text:p>
          </table:table-cell>
        </table:table-row>
        <table:table-row table:style-name="Table1.1">
          <table:table-cell table:style-name="Table1.A3" office:value-type="string">
            <text:p text:style-name="P8">Range</text:p>
          </table:table-cell>
          <table:table-cell table:style-name="Table1.A3" office:value-type="string">
            <text:list xml:id="list144041399745842" text:continue-numbering="true" text:style-name="WWNum5">
              <text:list-item>
                <text:p text:style-name="P70">Range (Max Range)</text:p>
              </text:list-item>
            </text:list>
            <text:p text:style-name="P7"/>
            <text:p text:style-name="P7">This power has a maximum range and can only affect targets at that distance or closer.</text:p>
            <text:p text:style-name="P7"/>
            <text:list xml:id="list144042785009963" text:continue-numbering="true" text:style-name="WWNum5">
              <text:list-item>
                <text:p text:style-name="P70">Range (20)</text:p>
              </text:list-item>
            </text:list>
            <text:p text:style-name="P7"/>
            <text:p text:style-name="P7">This power can only affect targets up to 20 hexes away.</text:p>
          </table:table-cell>
        </table:table-row>
        <table:table-row table:style-name="Table1.1">
          <table:table-cell table:style-name="Table1.A3" office:value-type="string">
            <text:p text:style-name="P8">Range Band</text:p>
          </table:table-cell>
          <table:table-cell table:style-name="Table1.A3" office:value-type="string">
            <text:list xml:id="list144043410895006" text:continue-numbering="true" text:style-name="WWNum5">
              <text:list-item>
                <text:p text:style-name="P70">Range Band (Band Size)</text:p>
              </text:list-item>
            </text:list>
            <text:p text:style-name="P6"/>
            <text:p text:style-name="P7">This power must hit its target by making a to-hit roll. For each range band the target is from you, you take a -1 Accuracy penalty to your to-hit check. The maximum range of this power is 20x the listed Band Size.</text:p>
            <text:p text:style-name="P7"><text:soft-page-break/></text:p>
            <text:list xml:id="list144042004559384" text:continue-numbering="true" text:style-name="WWNum5">
              <text:list-item>
                <text:p text:style-name="P70">Range Band (4)</text:p>
              </text:list-item>
            </text:list>
            <text:p text:style-name="P7"/>
            <text:p text:style-name="P7">When you make a to-hit roll with this power, you have no penalty hitting a target from 1-4 hexes away from you. However, if that target is 5-8 hexes from you, you take a -1 penalty to your attack roll. If the target is 9-12 hexes from you, you take a -2 penalty. Every 4 hexes adds 1 to this penalty.</text:p>
            <text:p text:style-name="P7"/>
            <text:p text:style-name="P7">The maximum range of the power is 80 hexes.</text:p>
          </table:table-cell>
        </table:table-row>
        <table:table-row table:style-name="Table1.1">
          <table:table-cell table:style-name="Table1.A1" office:value-type="string">
            <text:p text:style-name="P12">Resist</text:p>
          </table:table-cell>
          <table:table-cell table:style-name="Table1.A1" office:value-type="string">
            <text:list xml:id="list144041643372529" text:continue-numbering="true" text:style-name="WWNum5">
              <text:list-item>
                <text:p text:style-name="P54">Resist (Amount) (Effect Types)</text:p>
              </text:list-item>
            </text:list>
            <text:p text:style-name="P47"/>
            <text:p text:style-name="P9">This power allows you to resist certain types of effects. For every point of resist, you can force your attacker (or the GM for environmental effects) to reroll one relevant roll and take the result most advantageous to you.</text:p>
            <text:p text:style-name="P47"/>
            <text:p text:style-name="P9">If you resist damage, then you can make your attacker reroll the damage roll. If you resist knockback, then you can force your attacker to reroll dice that knock (though the damage remains the same), or knock distance. </text:p>
          </table:table-cell>
        </table:table-row>
        <table:table-row table:style-name="Table1.1">
          <table:table-cell table:style-name="Table1.A3" office:value-type="string">
            <text:p text:style-name="P82">Retribution</text:p>
          </table:table-cell>
          <table:table-cell table:style-name="Table1.A3" office:value-type="string">
            <text:list xml:id="list144043384372351" text:continue-numbering="true" text:style-name="WWNum5">
              <text:list-item>
                <text:p text:style-name="P74">Retribution (Attack Types) (Miss)</text:p>
              </text:list-item>
            </text:list>
            <text:p text:style-name="P75"/>
            <text:p text:style-name="P76">The damage or effect done by this power affects anyone that hits you with the attack types listed. If misses are indicated, the power takes effect even if the attack misses.</text:p>
            <text:p text:style-name="P76"/>
            <text:list xml:id="list144042899868746" text:continue-numbering="true" text:style-name="WWNum5">
              <text:list-item>
                <text:p text:style-name="P74">Retribution (Melee)</text:p>
              </text:list-item>
            </text:list>
            <text:p text:style-name="P76"/>
            <text:p text:style-name="P76">This power affects enemies that hit you with a melee attack.</text:p>
            <text:p text:style-name="P76"/>
            <text:list xml:id="list144041917439591" text:continue-numbering="true" text:style-name="WWNum5">
              <text:list-item>
                <text:p text:style-name="P74">Retribution (Physical Missile) (Miss)</text:p>
              </text:list-item>
            </text:list>
            <text:p text:style-name="P76"/>
            <text:p text:style-name="P76">This power affects enemies that attack you with a physical missile attack, even if that attack misses.</text:p>
          </table:table-cell>
        </table:table-row>
        <table:table-row table:style-name="Table1.1">
          <table:table-cell table:style-name="Table1.A1" office:value-type="string">
            <text:p text:style-name="P12">Revives</text:p>
          </table:table-cell>
          <table:table-cell table:style-name="Table1.A1" office:value-type="string">
            <text:list xml:id="list144042490639098" text:continue-numbering="true" text:style-name="WWNum5">
              <text:list-item>
                <text:p text:style-name="P54">Revives</text:p>
              </text:list-item>
            </text:list>
            <text:p text:style-name="P47"/>
            <text:p text:style-name="P9">This heal power can be used on targets that are defeated and if they bring the target back to positive hit points, then the target returns to the fight.</text:p>
          </table:table-cell>
        </table:table-row>
        <table:table-row table:style-name="Table1.1">
          <table:table-cell table:style-name="Table1.A1" office:value-type="string">
            <text:p text:style-name="P12">Run</text:p>
          </table:table-cell>
          <table:table-cell table:style-name="Table1.A1" office:value-type="string">
            <text:list xml:id="list144042761579892" text:continue-numbering="true" text:style-name="WWNum5">
              <text:list-item>
                <text:p text:style-name="P54">Run (Distance in Hexes/Round)</text:p>
              </text:list-item>
            </text:list>
            <text:p text:style-name="P47"/>
            <text:p text:style-name="P1"><text:span text:style-name="T1">You may use a </text:span><text:span text:style-name="T6">Full Move</text:span><text:span text:style-name="T1"> to run the listed distance in a combat round, or a </text:span><text:span text:style-name="T6">Half Move</text:span><text:span text:style-name="T1"> to run half the listed distance (rounded up). Run effects do not stack, only your highest Run effect counts.</text:span></text:p>
            <text:p text:style-name="P47"/>
            <text:p text:style-name="P9">If they have no other movement power active, a character has a default Run (6).</text:p>
          </table:table-cell>
        </table:table-row>
        <table:table-row table:style-name="Table1.1">
          <table:table-cell table:style-name="Table1.A1" office:value-type="string">
            <text:p text:style-name="P12">Saves</text:p>
          </table:table-cell>
          <table:table-cell table:style-name="Table1.A1" office:value-type="string">
            <text:list xml:id="list144041833257531" text:continue-numbering="true" text:style-name="WWNum5">
              <text:list-item>
                <text:p text:style-name="P54">Saves (Bonus) (Type of Save or Stat)</text:p>
              </text:list-item>
            </text:list>
            <text:p text:style-name="P47"/>
            <text:p text:style-name="P9">When you make a saving throw that is related to the listed type, you get a bonus to your roll.</text:p>
            <text:p text:style-name="P47"/>
            <text:list xml:id="list144041943397951" text:continue-numbering="true" text:style-name="WWNum5">
              <text:list-item>
                <text:p text:style-name="P54">Saves (2) (Magic)</text:p>
              </text:list-item>
            </text:list>
            <text:p text:style-name="P47"/>
            <text:p text:style-name="P9">When this power is active, you get a +2 to saving throws against effects from a magical origin.</text:p>
            <text:p text:style-name="P47"/>
            <text:list xml:id="list144041998844024" text:continue-numbering="true" text:style-name="WWNum5">
              <text:list-item>
                <text:p text:style-name="P54">Saves (3) (Toughness)</text:p>
              </text:list-item>
            </text:list>
            <text:p text:style-name="P47"/>
            <text:p text:style-name="P9">When this power is active, you get a +3 to any saving throws that oppose your Toughness stat.</text:p>
          </table:table-cell>
        </table:table-row>
        <table:table-row table:style-name="Table1.1">
          <table:table-cell table:style-name="Table1.A1" office:value-type="string">
            <text:p text:style-name="P12">Sickened</text:p>
          </table:table-cell>
          <table:table-cell table:style-name="Table1.A1" office:value-type="string">
            <text:list xml:id="list144043179326252" text:continue-numbering="true" text:style-name="WWNum5">
              <text:list-item>
                <text:p text:style-name="P54">Sickened (Save Stats)</text:p>
              </text:list-item>
            </text:list>
            <text:p text:style-name="P47"><text:soft-page-break/></text:p>
            <text:p text:style-name="P9">This power afflicts the target with the Sickened status unless a save is made using one of the listed stats.</text:p>
            <text:p text:style-name="P47"/>
            <text:p text:style-name="P1"><text:span text:style-name="T1">(See </text:span><text:span text:style-name="T6">Status Effects</text:span><text:span text:style-name="T1"> in the Combat section for more details.)</text:span></text:p>
          </table:table-cell>
        </table:table-row>
        <table:table-row table:style-name="Table1.1">
          <table:table-cell table:style-name="Table1.A1" office:value-type="string">
            <text:p text:style-name="P12">Snare</text:p>
          </table:table-cell>
          <table:table-cell table:style-name="Table1.A1" office:value-type="string">
            <text:list xml:id="list144041527343839" text:continue-numbering="true" text:style-name="WWNum5">
              <text:list-item>
                <text:p text:style-name="P54">Snare (Amount) (Save Stats)</text:p>
              </text:list-item>
            </text:list>
            <text:p text:style-name="P9"><text:s/></text:p>
            <text:p text:style-name="P9">This power applies the Snared status to the character if they fail their saving throw.</text:p>
          </table:table-cell>
        </table:table-row>
        <table:table-row table:style-name="Table1.1">
          <table:table-cell table:style-name="Table1.A1" office:value-type="string">
            <text:p text:style-name="P12">Snare Area/Surface</text:p>
          </table:table-cell>
          <table:table-cell table:style-name="Table1.A1" office:value-type="string">
            <text:list xml:id="list144042893060790" text:continue-numbering="true" text:style-name="WWNum5">
              <text:list-item>
                <text:p text:style-name="P54">Snare Area/Surface (Amount) (Save Stats)</text:p>
              </text:list-item>
            </text:list>
            <text:p text:style-name="P47"/>
            <text:p text:style-name="P9">This power applies the Snared status to an area. Any character who starts his turn in the area, or enters the area on his turn must save or be affected by the snare. If the snare is on a surface, you must be touching the surface to be affected. (You can fly or swing over it, and are only affected if you land in the area.)</text:p>
          </table:table-cell>
        </table:table-row>
        <table:table-row table:style-name="Table1.1">
          <table:table-cell table:style-name="Table1.A1" office:value-type="string">
            <text:p text:style-name="P12">Skill</text:p>
          </table:table-cell>
          <table:table-cell table:style-name="Table1.A1" office:value-type="string">
            <text:list xml:id="list144042317621874" text:continue-numbering="true" text:style-name="WWNum5">
              <text:list-item>
                <text:p text:style-name="P54">Skill (Proficiencies) (Bonus)</text:p>
              </text:list-item>
            </text:list>
            <text:p text:style-name="P47"/>
            <text:p text:style-name="P9">This power makes you proficient in the listed tasks, giving you a full skill level of 8+Stat Bonuses to perform task checks. (Stats might be listed as a guideline, but the GM has the final say on what stats are relevant for any given task check.) If a bonus is listed, you also get that bonus to any task checks.</text:p>
            <text:p text:style-name="P47"/>
            <text:list xml:id="list144041953177961" text:continue-numbering="true" text:style-name="WWNum5">
              <text:list-item>
                <text:p text:style-name="P54">Skill (Track RW) (6)</text:p>
              </text:list-item>
            </text:list>
            <text:p text:style-name="P47"/>
            <text:p text:style-name="P9">You are proficient at any task check related to tracking an opponent overland. This power suggests that the stats Reflex and Wit are used for tracking checks, but the GM has the final say. You get a +6 to all tracking checks, making your final skill level 14 + Stat Bonuses.</text:p>
          </table:table-cell>
        </table:table-row>
        <table:table-row table:style-name="Table1.1">
          <table:table-cell table:style-name="Table1.A1" office:value-type="string">
            <text:p text:style-name="P12">Skill Bonus</text:p>
          </table:table-cell>
          <table:table-cell table:style-name="Table1.A1" office:value-type="string">
            <text:list xml:id="list144043195813912" text:continue-numbering="true" text:style-name="WWNum5">
              <text:list-item>
                <text:p text:style-name="P54">Skill Bonus (Proficiencies) (Bonus)</text:p>
              </text:list-item>
            </text:list>
            <text:p text:style-name="P47"/>
            <text:p text:style-name="P9">This power gives you a bonus to any tasks related to the listed proficiencies. However, you only get the bonus if you are already proficient. If you are not proficient, this power does not affect you.</text:p>
            <text:p text:style-name="P47"/>
            <text:p text:style-name="P9">If no proficiencies are listed, then you get the bonus to all of your proficiencies.</text:p>
            <text:p text:style-name="P47"/>
            <text:list xml:id="list144042453944790" text:continue-numbering="true" text:style-name="WWNum5">
              <text:list-item>
                <text:p text:style-name="P54">Skill Bonus (Search, Investigate) (2)</text:p>
              </text:list-item>
            </text:list>
            <text:p text:style-name="P47"/>
            <text:p text:style-name="P9">You get a +2 to any checks related to investigation or searching.</text:p>
            <text:p text:style-name="P47"/>
            <text:list xml:id="list144041523003534" text:continue-numbering="true" text:style-name="WWNum5">
              <text:list-item>
                <text:p text:style-name="P54">Skill Bonus (1)</text:p>
              </text:list-item>
            </text:list>
            <text:p text:style-name="P47"/>
            <text:p text:style-name="P9">You get a +1 to all task checks for which you are proficient.</text:p>
          </table:table-cell>
        </table:table-row>
        <table:table-row table:style-name="Table1.1">
          <table:table-cell table:style-name="Table1.A1" office:value-type="string">
            <text:p text:style-name="P12">Stat</text:p>
          </table:table-cell>
          <table:table-cell table:style-name="Table1.A1" office:value-type="string">
            <text:list xml:id="list144042126479387" text:continue-numbering="true" text:style-name="WWNum5">
              <text:list-item>
                <text:p text:style-name="P54">Stat (Amount) (Purpose)</text:p>
              </text:list-item>
            </text:list>
            <text:p text:style-name="P47"/>
            <text:p text:style-name="P9">This power increases your stat by the listed amount as long as you are using it to make a save or task check for the listed purposes.</text:p>
            <text:p text:style-name="P47"/>
            <text:list xml:id="list144042763386307" text:continue-numbering="true" text:style-name="WWNum5">
              <text:list-item>
                <text:p text:style-name="P54">Muscle (8) (Grabs, Holds)</text:p>
              </text:list-item>
            </text:list>
            <text:p text:style-name="P47"/>
            <text:p text:style-name="P9">If you are trying to maintain a grab or hold, or trying to resist a grab or hold, your Muscle is considered 8 higher than it normally is.</text:p>
          </table:table-cell>
        </table:table-row>
        <table:table-row table:style-name="Table1.1">
          <table:table-cell table:style-name="Table1.A1" office:value-type="string">
            <text:p text:style-name="P12">Swim</text:p>
          </table:table-cell>
          <table:table-cell table:style-name="Table1.A1" office:value-type="string">
            <text:list xml:id="list144043216013716" text:continue-numbering="true" text:style-name="WWNum5">
              <text:list-item>
                <text:p text:style-name="P54">Swim (Distance in Hexes/Round)</text:p>
              </text:list-item>
            </text:list>
            <text:p text:style-name="P47"/>
            <text:p text:style-name="P1"><text:span text:style-name="T1">You may use a </text:span><text:span text:style-name="T6">Full Move</text:span><text:span text:style-name="T1"> to swim the listed distance in a combat round, or a </text:span><text:span text:style-name="T6">Half Move</text:span><text:span text:style-name="T1"> to swim half the listed distance (rounded up). Swim effects do not stack, only your highest Swim </text:span><text:soft-page-break/><text:span text:style-name="T1">effect counts.</text:span></text:p>
          </table:table-cell>
        </table:table-row>
        <table:table-row table:style-name="Table1.1">
          <table:table-cell table:style-name="Table1.A1" office:value-type="string">
            <text:p text:style-name="P30">Teleport</text:p>
          </table:table-cell>
          <table:table-cell table:style-name="Table1.A1" office:value-type="string">
            <text:list xml:id="list144041483815899" text:continue-numbering="true" text:style-name="WWNum5">
              <text:list-item>
                <text:p text:style-name="P71">Teleport (Distance in Hexes/Round)</text:p>
              </text:list-item>
            </text:list>
            <text:p text:style-name="P28"/>
            <text:p text:style-name="P29">Teleport moves you instantaneously from your origin hex to a hex up to the listed distance away. Teleport takes only a <text:span text:style-name="T8">half action</text:span> to activate, regardless of the distance moved. Unless otherwise listed, you can move through barriers using teleport, though if you cannot see your destination, you may have to make a roll, depending on the powerset.</text:p>
            <text:p text:style-name="P29"/>
          </table:table-cell>
        </table:table-row>
        <table:table-row table:style-name="Table1.1">
          <table:table-cell table:style-name="Table1.A3" office:value-type="string">
            <text:p text:style-name="P12">Tunnel</text:p>
          </table:table-cell>
          <table:table-cell table:style-name="Table1.A3" office:value-type="string">
            <text:list xml:id="list144041844472470" text:continue-numbering="true" text:style-name="WWNum5">
              <text:list-item>
                <text:p text:style-name="P54">Tunnel (Distance in Hexes/Round) (Materials)</text:p>
              </text:list-item>
            </text:list>
            <text:p text:style-name="P47"/>
            <text:p text:style-name="P1"><text:span text:style-name="T1">Tunnel acts similarly to Run in that you may use a </text:span><text:span text:style-name="T6">Full Move</text:span><text:span text:style-name="T1"> to run the listed distance in a combat round, or a </text:span><text:span text:style-name="T6">Half Move</text:span><text:span text:style-name="T1"> to run half the listed distance (rounded up). Tunnel effects do not stack, only your highest Tunnel effect counts.</text:span></text:p>
            <text:p text:style-name="P47"/>
            <text:p text:style-name="P1"><text:span text:style-name="T1">However, you may use tunnel to move through solid matter that is made of the listed materials or a material that is softer (See the </text:span><text:span text:style-name="T6">Environment</text:span><text:span text:style-name="T1"> section for more details).</text:span></text:p>
            <text:p text:style-name="P47"/>
            <text:p text:style-name="P9">Tunneling is not an attack, and you cannot use it to tunnel through any being or object that you would otherwise have to make a to-hit roll against. You can use it to move through walls and barriers made of the listed materials.</text:p>
            <text:p text:style-name="P47"/>
            <text:list xml:id="list144042802547292" text:continue-numbering="true" text:style-name="WWNum5">
              <text:list-item>
                <text:p text:style-name="P54">Tunnel (6) (Brick, Concrete, Dirt)</text:p>
              </text:list-item>
            </text:list>
            <text:p text:style-name="P47"/>
            <text:p text:style-name="P9">You can move 6 hexes/round through concrete, brick or dirt.</text:p>
          </table:table-cell>
        </table:table-row>
        <table:table-row table:style-name="Table1.1">
          <table:table-cell table:style-name="Table1.A3" office:value-type="string">
            <text:p text:style-name="P81">Whiff</text:p>
          </table:table-cell>
          <table:table-cell table:style-name="Table1.A3" office:value-type="string">
            <text:list xml:id="list144043211372511" text:continue-numbering="true" text:style-name="WWNum5">
              <text:list-item>
                <text:p text:style-name="P72">Whiff</text:p>
              </text:list-item>
            </text:list>
            <text:p text:style-name="P73"/>
            <text:p text:style-name="P73">Some portion of this power takes effect (or does damage) even if you miss.</text:p>
          </table:table-cell>
        </table:table-row>
        <table:table-row table:style-name="Table1.1">
          <table:table-cell table:style-name="Table1.A3" office:value-type="string">
            <text:p text:style-name="P27">While Entangled</text:p>
            <text:p text:style-name="P27">While Immobilized</text:p>
            <text:p text:style-name="P27">While Prone</text:p>
            <text:p text:style-name="P27">etc.</text:p>
          </table:table-cell>
          <table:table-cell table:style-name="Table1.A3" office:value-type="string">
            <text:list xml:id="list144042405962958" text:continue-numbering="true" text:style-name="WWNum5">
              <text:list-item>
                <text:p text:style-name="P60">While Entangled: Effect</text:p>
              </text:list-item>
            </text:list>
            <text:p text:style-name="P25"/>
            <text:p text:style-name="P26">While you are affected by the initial effect of the power, you also suffer this additional effect. When you save/escape from the original effect, you will also be free of this effect.</text:p>
          </table:table-cell>
        </table:table-row>
        <table:table-row table:style-name="Table1.1">
          <table:table-cell table:style-name="Table1.A3" office:value-type="string">
            <text:p text:style-name="P34">Winded</text:p>
          </table:table-cell>
          <table:table-cell table:style-name="Table1.A3" office:value-type="string">
            <text:list xml:id="list144043225515754" text:continue-numbering="true" text:style-name="WWNum5">
              <text:list-item>
                <text:p text:style-name="P58">Winded (Amount) (Save Stats)</text:p>
              </text:list-item>
            </text:list>
            <text:p text:style-name="P47"/>
            <text:p text:style-name="P9">This power afflicts the target with the <text:span text:style-name="T9">Winded (Amount)</text:span> status unless a save is made using one of the listed stats.</text:p>
            <text:p text:style-name="P47"/>
            <text:p text:style-name="P1"><text:span text:style-name="T1">(See </text:span><text:span text:style-name="T6">Status Effects</text:span><text:span text:style-name="T1"> in the Combat section for more details.)</text:span></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svg:font-family="Abadi" style:font-family-generic="roman" style:font-pitch="variable"/>
    <style:font-face style:name="Andale Sans UI" svg:font-family="'Andale Sans UI'" style:font-family-generic="system"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6%"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ext_20_body_20__28_user_29_" style:display-name="Text body (user)" style:family="paragraph" style:parent-style-name="Standard">
      <style:paragraph-properties fo:margin-top="0in" fo:margin-bottom="0.0835in" style:contextual-spacing="false" fo:line-height="100%" fo:orphans="0" fo:widows="0" fo:hyphenation-ladder-count="no-limit" style:vertical-align="baseline"/>
      <style:text-properties style:font-name="Times New Roman" fo:font-family="'Times New Roman'" style:font-family-generic="roman" style:font-pitch="variable" fo:font-size="12pt" style:letter-kerning="true" style:font-name-asian="Andale Sans UI" style:font-family-asian="'Andale Sans UI'" style:font-family-generic-asian="system" style:font-pitch-asian="variable" style:font-size-asian="12pt" style:language-asian="ja" style:country-asian="JP" style:font-name-complex="Tahoma" style:font-family-complex="Tahoma"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right="0in" fo:margin-top="0in" fo:margin-bottom="0.111in" style:contextual-spacing="true" fo:line-height="108%"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hris Magoun</meta:initial-creator>
    <meta:editing-cycles>52</meta:editing-cycles>
    <meta:creation-date>2022-05-30T01:54:00</meta:creation-date>
    <dc:date>2023-04-22T14:40:41.197000000</dc:date>
    <meta:editing-duration>PT14H33M2S</meta:editing-duration>
    <meta:generator>LibreOffice/7.4.2.3$Windows_X86_64 LibreOffice_project/382eef1f22670f7f4118c8c2dd222ec7ad009daf</meta:generator>
    <meta:document-statistic meta:table-count="1" meta:image-count="0" meta:object-count="0" meta:page-count="13" meta:paragraph-count="399" meta:word-count="5257" meta:character-count="28709" meta:non-whitespace-character-count="23974"/>
    <meta:user-defined meta:name="AppVersion">16.0000</meta:user-defined>
    <meta:template xlink:type="simple" xlink:actuate="onRequest" xlink:title="Normal.dotm" xlink:href=""/>
  </office:meta>
</office:document-meta>
</file>